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T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876aa" loext:opacity="100%" style:font-name="JetBrains Mono" fo:font-size="10pt" fo:font-style="italic" fo:font-weight="bold" style:font-size-asian="10pt" style:font-style-asian="italic" style:font-weight-asian="bold"/>
    </style:style>
    <style:style style:name="T8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<text:span text:style-name="T2">function</text:span><text:span text:style-name="T1">(){</text:span><text:span text:style-name="T2">function </text:span><text:span text:style-name="T3">r</text:span><text:span text:style-name="T1">(e</text:span><text:span text:style-name="T2">,</text:span><text:span text:style-name="T1">n</text:span><text:span text:style-name="T2">,</text:span><text:span text:style-name="T1">t){</text:span><text:span text:style-name="T2">function </text:span><text:span text:style-name="T3">o</text:span><text:span text:style-name="T1">(i</text:span><text:span text:style-name="T2">,</text:span><text:span text:style-name="T1">f){</text:span><text:span text:style-name="T2">if</text:span><text:span text:style-name="T1">(!n[i]){</text:span><text:span text:style-name="T2">if</text:span><text:span text:style-name="T1">(!e[i]){</text:span><text:span text:style-name="T2">var </text:span><text:span text:style-name="T1">c=</text:span><text:span text:style-name="T4">"function"</text:span><text:span text:style-name="T1">==</text:span><text:span text:style-name="T2">typeof </text:span><text:span text:style-name="T3">require</text:span><text:span text:style-name="T1">&amp;&amp;</text:span><text:span text:style-name="T3">require</text:span><text:span text:style-name="T2">;if</text:span><text:span text:style-name="T1">(!f&amp;&amp;c)</text:span><text:span text:style-name="T2">return </text:span><text:span text:style-name="T1">c(i</text:span><text:span text:style-name="T2">,</text:span><text:span text:style-name="T1">!</text:span><text:span text:style-name="T5">0</text:span><text:span text:style-name="T1">)</text:span><text:span text:style-name="T2">;if</text:span><text:span text:style-name="T1">(u)</text:span><text:span text:style-name="T2">return </text:span><text:span text:style-name="T1">u(i</text:span><text:span text:style-name="T2">,</text:span><text:span text:style-name="T1">!</text:span><text:span text:style-name="T5">0</text:span><text:span text:style-name="T1">)</text:span><text:span text:style-name="T2">;var </text:span><text:span text:style-name="T1">a=</text:span><text:span text:style-name="T2">new </text:span><text:span text:style-name="T3">Error</text:span><text:span text:style-name="T1">(</text:span><text:span text:style-name="T4">"Cannot find module '"</text:span><text:span text:style-name="T1">+i+</text:span><text:span text:style-name="T4">"'"</text:span><text:span text:style-name="T1">)</text:span><text:span text:style-name="T2">;throw </text:span><text:span text:style-name="T1">a.</text:span><text:span text:style-name="T6">code</text:span><text:span text:style-name="T1">=</text:span><text:span text:style-name="T4">"MODULE_NOT_FOUND"</text:span><text:span text:style-name="T2">,</text:span><text:span text:style-name="T1">a}</text:span><text:span text:style-name="T2">var </text:span><text:span text:style-name="T1">p=n[i]={</text:span><text:span text:style-name="T6">exports</text:span><text:span text:style-name="T1">:{}}</text:span><text:span text:style-name="T2">;</text:span><text:span text:style-name="T1">e[i][</text:span><text:span text:style-name="T5">0</text:span><text:span text:style-name="T1">].</text:span><text:span text:style-name="T3">call</text:span><text:span text:style-name="T1">(p.</text:span><text:span text:style-name="T6">exports</text:span><text:span text:style-name="T2">,function</text:span><text:span text:style-name="T1">(r){</text:span><text:span text:style-name="T2">var </text:span><text:span text:style-name="T1">n=e[i][</text:span><text:span text:style-name="T5">1</text:span><text:span text:style-name="T1">][r]</text:span><text:span text:style-name="T2">;return </text:span><text:span text:style-name="T3">o</text:span><text:span text:style-name="T1">(n||r)}</text:span><text:span text:style-name="T2">,</text:span><text:span text:style-name="T1">p</text:span><text:span text:style-name="T2">,</text:span><text:span text:style-name="T1">p.</text:span><text:span text:style-name="T6">exports</text:span><text:span text:style-name="T2">,</text:span><text:span text:style-name="T3">r</text:span><text:span text:style-name="T2">,</text:span><text:span text:style-name="T1">e</text:span><text:span text:style-name="T2">,</text:span><text:span text:style-name="T1">n</text:span><text:span text:style-name="T2">,</text:span><text:span text:style-name="T1">t)}</text:span><text:span text:style-name="T2">return </text:span><text:span text:style-name="T1">n[i].</text:span><text:span text:style-name="T6">exports</text:span><text:span text:style-name="T1">}</text:span><text:span text:style-name="T2">for</text:span><text:span text:style-name="T1">(</text:span><text:span text:style-name="T2">var </text:span><text:span text:style-name="T1">u=</text:span><text:span text:style-name="T4">"function"</text:span><text:span text:style-name="T1">==</text:span><text:span text:style-name="T2">typeof </text:span><text:span text:style-name="T3">require</text:span><text:span text:style-name="T1">&amp;&amp;</text:span><text:span text:style-name="T3">require</text:span><text:span text:style-name="T2">,</text:span><text:span text:style-name="T1">i=</text:span><text:span text:style-name="T5">0</text:span><text:span text:style-name="T2">;</text:span><text:span text:style-name="T1">i&lt;t.</text:span><text:span text:style-name="T6">length</text:span><text:span text:style-name="T2">;</text:span><text:span text:style-name="T1">i++)</text:span><text:span text:style-name="T3">o</text:span><text:span text:style-name="T1">(t[i])</text:span><text:span text:style-name="T2">;return </text:span><text:span text:style-name="T3">o</text:span><text:span text:style-name="T1">}</text:span><text:span text:style-name="T2">return </text:span><text:span text:style-name="T3">r</text:span><text:span text:style-name="T1">})()({</text:span><text:span text:style-name="T5">1</text:span><text:span text:style-name="T1">:[</text:span><text:span text:style-name="T2">function</text:span><text:span text:style-name="T1">(require</text:span><text:span text:style-name="T2">,</text:span><text:span text:style-name="T1">module</text:span><text:span text:style-name="T2">,</text:span><text:span text:style-name="T1">exports){</text:span><text:line-break/><text:line-break/><text:line-break/><text:line-break/><text:span text:style-name="T1"> <text:s text:c="7"/></text:span><text:span text:style-name="T2">export function </text:span><text:span text:style-name="T3">startz</text:span><text:span text:style-name="T1">() {</text:span><text:line-break/><text:span text:style-name="T1"> <text:s text:c="11"/></text:span><text:span text:style-name="T2">let </text:span><text:span text:style-name="T1">mysql = require(</text:span><text:span text:style-name="T4">'mysql'</text:span><text:span text:style-name="T1">)</text:span><text:span text:style-name="T2">;</text:span><text:line-break/><text:line-break/><text:span text:style-name="T2"> <text:s text:c="11"/>let </text:span><text:span text:style-name="T1">con = mysql.</text:span><text:span text:style-name="T3">createConnection</text:span><text:span text:style-name="T1">({</text:span><text:line-break/><text:span text:style-name="T1"> <text:s text:c="15"/></text:span><text:span text:style-name="T6">host</text:span><text:span text:style-name="T1">: </text:span><text:span text:style-name="T4">"localhost:3306"</text:span><text:span text:style-name="T2">,</text:span><text:line-break/><text:span text:style-name="T2"> <text:s text:c="15"/></text:span><text:span text:style-name="T6">user</text:span><text:span text:style-name="T1">: </text:span><text:span text:style-name="T4">"lighthub"</text:span><text:span text:style-name="T2">,</text:span><text:line-break/><text:span text:style-name="T2"> <text:s text:c="15"/></text:span><text:span text:style-name="T6">password</text:span><text:span text:style-name="T1">: </text:span><text:span text:style-name="T4">"4J7NSfyUvPcV7zj"</text:span><text:span text:style-name="T2">,</text:span><text:line-break/><text:span text:style-name="T2"> <text:s text:c="15"/></text:span><text:span text:style-name="T6">database</text:span><text:span text:style-name="T1">: </text:span><text:span text:style-name="T4">"lighthub_rooms"</text:span><text:line-break/><text:span text:style-name="T4"> <text:s text:c="11"/></text:span><text:span text:style-name="T1">})</text:span><text:span text:style-name="T2">;</text:span><text:line-break/><text:line-break/><text:span text:style-name="T2"> <text:s text:c="11"/></text:span><text:span text:style-name="T1">con.</text:span><text:span text:style-name="T3">connect</text:span><text:span text:style-name="T1">(</text:span><text:span text:style-name="T2">function</text:span><text:span text:style-name="T1">(err) {</text:span><text:line-break/><text:span text:style-name="T1"> <text:s text:c="15"/></text:span><text:span text:style-name="T2">if </text:span><text:span text:style-name="T1">(err) </text:span><text:span text:style-name="T2">throw </text:span><text:span text:style-name="T1">err</text:span><text:span text:style-name="T2">;</text:span><text:line-break/><text:span text:style-name="T2"> <text:s text:c="15"/></text:span><text:span text:style-name="T7">console</text:span><text:span text:style-name="T1">.</text:span><text:span text:style-name="T3">log</text:span><text:span text:style-name="T1">(</text:span><text:span text:style-name="T4">"Connected!"</text:span><text:span text:style-name="T1">)</text:span><text:span text:style-name="T2">;</text:span><text:line-break/><text:span text:style-name="T2"> <text:s text:c="11"/></text:span><text:span text:style-name="T1">})</text:span><text:span text:style-name="T2">;</text:span><text:line-break/><text:span text:style-name="T2"> <text:s text:c="7"/></text:span><text:span text:style-name="T1">}</text:span><text:line-break/><text:span text:style-name="T1"> <text:s text:c="3"/></text:span><text:span text:style-name="T7">console</text:span><text:span text:style-name="T1">.</text:span><text:span text:style-name="T3">log</text:span><text:span text:style-name="T1">(</text:span><text:span text:style-name="T4">'hello from index.js'</text:span><text:span text:style-name="T1">)</text:span><text:line-break/><text:span text:style-name="T2">let </text:span><text:span text:style-name="T1">direction = </text:span><text:span text:style-name="T4">"down"</text:span><text:span text:style-name="T2">;</text:span><text:line-break/><text:span text:style-name="T2">let </text:span><text:span text:style-name="T1">score = </text:span><text:span text:style-name="T5">5</text:span><text:span text:style-name="T2">;</text:span><text:line-break/><text:span text:style-name="T2">let </text:span><text:span text:style-name="T1">gamescreen = </text:span><text:span text:style-name="T7">document</text:span><text:span text:style-name="T1">.</text:span><text:span text:style-name="T3">createElement</text:span><text:span text:style-name="T1">(</text:span><text:span text:style-name="T4">'div'</text:span><text:span text:style-name="T1">)</text:span><text:span text:style-name="T2">;</text:span><text:line-break/><text:span text:style-name="T2">let </text:span><text:span text:style-name="T1">scoreLabel = </text:span><text:span text:style-name="T7">document</text:span><text:span text:style-name="T1">.</text:span><text:span text:style-name="T3">createElement</text:span><text:span text:style-name="T1">(</text:span><text:span text:style-name="T4">'h1'</text:span><text:span text:style-name="T1">)</text:span><text:span text:style-name="T2">;</text:span><text:line-break/><text:span text:style-name="T1">scoreLabel.</text:span><text:span text:style-name="T6">id </text:span><text:span text:style-name="T1">=</text:span><text:span text:style-name="T4">'score'</text:span><text:span text:style-name="T2">;</text:span><text:line-break/><text:span text:style-name="T8">// Import the functions you need from the SDKs you need</text:span><text:line-break/><text:span text:style-name="T8">//Instantiates all objects for the game</text:span><text:line-break/><text:span text:style-name="T2">function </text:span><text:span text:style-name="T3">main</text:span><text:span text:style-name="T1">()</text:span><text:line-break/><text:span text:style-name="T1">{</text:span><text:line-break/><text:span text:style-name="T1"> <text:s text:c="3"/></text:span><text:span text:style-name="T7">document</text:span><text:span text:style-name="T1">.</text:span><text:span text:style-name="T3">getElementById</text:span><text:span text:style-name="T1">(</text:span><text:span text:style-name="T4">"menu"</text:span><text:span text:style-name="T1">).</text:span><text:span text:style-name="T6">href </text:span><text:span text:style-name="T1">= </text:span><text:span text:style-name="T4">"style.css"</text:span><text:span text:style-name="T2">;</text:span><text:line-break/><text:line-break/><text:span text:style-name="T2"> <text:s text:c="3"/>const </text:span><text:span text:style-name="T1">coordinates = []</text:span><text:span text:style-name="T2">;</text:span><text:line-break/><text:span text:style-name="T2"> <text:s text:c="3"/></text:span><text:span text:style-name="T7">document</text:span><text:span text:style-name="T1">.</text:span><text:span text:style-name="T6">body</text:span><text:span text:style-name="T1">.</text:span><text:span text:style-name="T3">appendChild</text:span><text:span text:style-name="T1">(gamescreen)</text:span><text:span text:style-name="T2">;</text:span><text:line-break/><text:line-break/><text:span text:style-name="T2"> <text:s text:c="3"/>let </text:span><text:span text:style-name="T1">grid = </text:span><text:span text:style-name="T2">new </text:span><text:span text:style-name="T1">Grid(coordinates</text:span><text:span text:style-name="T2">,</text:span><text:span text:style-name="T5">10</text:span><text:span text:style-name="T2">, </text:span><text:span text:style-name="T5">80</text:span><text:span text:style-name="T2">,</text:span><text:span text:style-name="T5">80</text:span><text:span text:style-name="T1">)</text:span><text:span text:style-name="T2">;</text:span><text:line-break/><text:span text:style-name="T2"> <text:s text:c="3"/>let </text:span><text:span text:style-name="T1">snake = </text:span><text:span text:style-name="T2">new </text:span><text:span text:style-name="T1">Snake(</text:span><text:span text:style-name="T2">new </text:span><text:span text:style-name="T3">SnakePart</text:span><text:span text:style-name="T1">(grid.</text:span><text:span text:style-name="T6">matri</text:span><text:span text:style-name="T1">[</text:span><text:span text:style-name="T5">10</text:span><text:span text:style-name="T1">][</text:span><text:span text:style-name="T5">10</text:span><text:span text:style-name="T1">]</text:span><text:span text:style-name="T2">, null</text:span><text:span text:style-name="T1">)</text:span><text:span text:style-name="T2">,</text:span><text:span text:style-name="T5">5</text:span><text:span text:style-name="T2">, </text:span><text:span text:style-name="T1">grid)</text:span><text:span text:style-name="T2">;</text:span><text:line-break/><text:span text:style-name="T2"> <text:s text:c="3"/>let </text:span><text:span text:style-name="T1">apple = </text:span><text:span text:style-name="T2">new </text:span><text:span text:style-name="T1">Apple(grid.</text:span><text:span text:style-name="T6">matri</text:span><text:span text:style-name="T1">[</text:span><text:span text:style-name="T7">Math</text:span><text:span text:style-name="T1">.</text:span><text:span text:style-name="T3">floor</text:span><text:span text:style-name="T1">(</text:span><text:span text:style-name="T7">Math</text:span><text:span text:style-name="T1">.</text:span><text:span text:style-name="T3">random</text:span><text:span text:style-name="T1">()*</text:span><text:span text:style-name="T5">80</text:span><text:span text:style-name="T1">)][</text:span><text:span text:style-name="T7">Math</text:span><text:span text:style-name="T1">.</text:span><text:span text:style-name="T3">floor</text:span><text:span text:style-name="T1">(</text:span><text:span text:style-name="T7">Math</text:span><text:span text:style-name="T1">.</text:span><text:span text:style-name="T3">random</text:span><text:span text:style-name="T1">()*</text:span><text:span text:style-name="T5">80</text:span><text:span text:style-name="T1">)]</text:span><text:span text:style-name="T2">, </text:span><text:span text:style-name="T4">"#d000f1" </text:span><text:span text:style-name="T1">)</text:span><text:span text:style-name="T2">;</text:span><text:line-break/><text:line-break/><text:span text:style-name="T2"> <text:s text:c="3"/></text:span><text:span text:style-name="T1">scoreLabel.</text:span><text:span text:style-name="T6">style</text:span><text:span text:style-name="T1">.</text:span><text:span text:style-name="T6">left </text:span><text:span text:style-name="T1">= </text:span><text:span text:style-name="T5">500 </text:span><text:span text:style-name="T1">+ </text:span><text:span text:style-name="T4">"px"</text:span><text:span text:style-name="T2">;</text:span><text:line-break/><text:span text:style-name="T2"> <text:s text:c="3"/></text:span><text:span text:style-name="T1">scoreLabel.</text:span><text:span text:style-name="T6">style</text:span><text:span text:style-name="T1">.</text:span><text:span text:style-name="T6">top </text:span><text:span text:style-name="T1">= </text:span><text:span text:style-name="T5">800</text:span><text:span text:style-name="T1">+ </text:span><text:span text:style-name="T4">"px"</text:span><text:span text:style-name="T2">;</text:span><text:line-break/><text:span text:style-name="T2"> <text:s text:c="3"/></text:span><text:span text:style-name="T1">scoreLabel.</text:span><text:span text:style-name="T6">style</text:span><text:span text:style-name="T1">.</text:span><text:span text:style-name="T6">position </text:span><text:span text:style-name="T1">= </text:span><text:span text:style-name="T4">"absolute"</text:span><text:span text:style-name="T2">;</text:span><text:line-break/><text:span text:style-name="T2"> <text:s text:c="3"/></text:span><text:span text:style-name="T1">scoreLabel.</text:span><text:span text:style-name="T6">textContent </text:span><text:span text:style-name="T1">= </text:span><text:span text:style-name="T4">"This"</text:span><text:span text:style-name="T2">;</text:span><text:line-break/><text:line-break/><text:span text:style-name="T2"> <text:s text:c="3"/></text:span><text:span text:style-name="T7">document</text:span><text:span text:style-name="T1">.</text:span><text:span text:style-name="T6">body</text:span><text:span text:style-name="T1">.</text:span><text:span text:style-name="T3">appendChild</text:span><text:span text:style-name="T1">(scoreLabel)</text:span><text:span text:style-name="T2">;</text:span><text:line-break/><text:span text:style-name="T2"> <text:s text:c="3"/></text:span><text:span text:style-name="T7">document</text:span><text:span text:style-name="T1">.</text:span><text:span text:style-name="T3">getElementById</text:span><text:span text:style-name="T1">(</text:span><text:span text:style-name="T4">'score'</text:span><text:span text:style-name="T1">).</text:span><text:span text:style-name="T6">innerHTML </text:span><text:span text:style-name="T1">= </text:span><text:span text:style-name="T4">"SCORE: " </text:span><text:span text:style-name="T1">+ score</text:span><text:span text:style-name="T2">;</text:span><text:line-break/><text:span text:style-name="T2"> <text:s text:c="3"/>let </text:span><text:span text:style-name="T1">loop =</text:span><text:line-break/><text:span text:style-name="T1"> <text:s text:c="3"/></text:span><text:span text:style-name="T3">setInterval</text:span><text:span text:style-name="T1">((</text:span><text:span text:style-name="T2">function</text:span><text:span text:style-name="T1">(snake</text:span><text:span text:style-name="T2">, </text:span><text:span text:style-name="T1">grid</text:span><text:span text:style-name="T2">, </text:span><text:span text:style-name="T1">apple){</text:span><text:line-break/><text:span text:style-name="T1"> <text:s text:c="3"/></text:span><text:span text:style-name="T2">let </text:span><text:span text:style-name="T1">isLoop = </text:span><text:span text:style-name="T3">drawGrid</text:span><text:span text:style-name="T1">(snake</text:span><text:span text:style-name="T2">, </text:span><text:span text:style-name="T1">grid</text:span><text:span text:style-name="T2">, </text:span><text:span text:style-name="T1">apple)</text:span><text:line-break/><text:span text:style-name="T1"> <text:s text:c="4"/></text:span><text:span text:style-name="T2">if</text:span><text:span text:style-name="T1">(isLoop == </text:span><text:span text:style-name="T2">false</text:span><text:span text:style-name="T1">){</text:span><text:line-break/><text:span text:style-name="T1"> <text:s text:c="5"/></text:span><text:span text:style-name="T3">clearInterval</text:span><text:span text:style-name="T1">(loop)}</text:span><text:line-break/><text:soft-page-break/><text:span text:style-name="T1"> <text:s text:c="4"/></text:span><text:span text:style-name="T7">document</text:span><text:span text:style-name="T1">.</text:span><text:span text:style-name="T3">getElementById</text:span><text:span text:style-name="T1">(</text:span><text:span text:style-name="T4">'score'</text:span><text:span text:style-name="T1">).</text:span><text:span text:style-name="T6">innerHTML </text:span><text:span text:style-name="T1">= </text:span><text:span text:style-name="T4">"SCORE: " </text:span><text:span text:style-name="T1">+ score</text:span><text:span text:style-name="T2">;</text:span><text:line-break/><text:span text:style-name="T2"> <text:s text:c="3"/></text:span><text:span text:style-name="T1">}</text:span><text:line-break/><text:line-break/><text:span text:style-name="T1"> <text:s text:c="3"/>)</text:span><text:span text:style-name="T2">,</text:span><text:line-break/><text:span text:style-name="T2"> <text:s text:c="7"/></text:span><text:span text:style-name="T5">500</text:span><text:span text:style-name="T2">,</text:span><text:line-break/><text:span text:style-name="T2"> <text:s text:c="11"/></text:span><text:span text:style-name="T1">snake</text:span><text:span text:style-name="T2">,</text:span><text:line-break/><text:span text:style-name="T2"> <text:s text:c="11"/></text:span><text:span text:style-name="T1">grid</text:span><text:span text:style-name="T2">,</text:span><text:line-break/><text:span text:style-name="T2"> <text:s text:c="11"/></text:span><text:span text:style-name="T1">apple)</text:span><text:span text:style-name="T2">;</text:span><text:line-break/><text:line-break/><text:span text:style-name="T2"> <text:s text:c="3"/></text:span><text:span text:style-name="T8">//Add event listener</text:span><text:line-break/><text:span text:style-name="T8"> <text:s text:c="3"/>//start off moving down</text:span><text:line-break/><text:line-break/><text:line-break/><text:span text:style-name="T1">}</text:span><text:line-break/><text:span text:style-name="T8">//Grid Class</text:span><text:line-break/><text:span text:style-name="T8">//ALlows access to a grid where we can change the size of the blocks with which our game is represented.</text:span><text:line-break/><text:span text:style-name="T2">class </text:span><text:span text:style-name="T1">Grid</text:span><text:line-break/><text:span text:style-name="T1">{</text:span><text:line-break/><text:line-break/><text:line-break/><text:span text:style-name="T1"> <text:s text:c="3"/></text:span><text:span text:style-name="T2">constructor</text:span><text:span text:style-name="T1">(matri</text:span><text:span text:style-name="T2">, </text:span><text:span text:style-name="T1">CellSize</text:span><text:span text:style-name="T2">, </text:span><text:span text:style-name="T1">length</text:span><text:span text:style-name="T2">, </text:span><text:span text:style-name="T1">width) {</text:span><text:line-break/><text:span text:style-name="T1"> <text:s text:c="7"/></text:span><text:span text:style-name="T2">this</text:span><text:span text:style-name="T1">.</text:span><text:span text:style-name="T6">matri </text:span><text:span text:style-name="T1">= matri</text:span><text:span text:style-name="T2">;</text:span><text:line-break/><text:span text:style-name="T2"> <text:s text:c="7"/>this</text:span><text:span text:style-name="T1">.</text:span><text:span text:style-name="T6">CellSize </text:span><text:span text:style-name="T1">= CellSize</text:span><text:span text:style-name="T2">;</text:span><text:line-break/><text:span text:style-name="T2"> <text:s text:c="7"/>this</text:span><text:span text:style-name="T1">.</text:span><text:span text:style-name="T6">length </text:span><text:span text:style-name="T1">= length</text:span><text:span text:style-name="T2">;</text:span><text:line-break/><text:span text:style-name="T2"> <text:s text:c="7"/>this</text:span><text:span text:style-name="T1">.</text:span><text:span text:style-name="T6">width </text:span><text:span text:style-name="T1">= width</text:span><text:span text:style-name="T2">;</text:span><text:line-break/><text:span text:style-name="T2"> <text:s text:c="7"/>for </text:span><text:span text:style-name="T1">(</text:span><text:span text:style-name="T2">let </text:span><text:span text:style-name="T1">y = </text:span><text:span text:style-name="T5">0</text:span><text:span text:style-name="T2">; </text:span><text:span text:style-name="T1">y &lt; </text:span><text:span text:style-name="T5">80</text:span><text:span text:style-name="T2">; </text:span><text:span text:style-name="T1">y++) {</text:span><text:line-break/><text:span text:style-name="T1"> <text:s text:c="11"/></text:span><text:span text:style-name="T2">const </text:span><text:span text:style-name="T1">line = []</text:span><text:span text:style-name="T2">;</text:span><text:line-break/><text:span text:style-name="T2"> <text:s text:c="11"/>for </text:span><text:span text:style-name="T1">(</text:span><text:span text:style-name="T2">let </text:span><text:span text:style-name="T1">x = </text:span><text:span text:style-name="T5">0</text:span><text:span text:style-name="T2">; </text:span><text:span text:style-name="T1">x &lt; </text:span><text:span text:style-name="T5">80</text:span><text:span text:style-name="T2">; </text:span><text:span text:style-name="T1">x++) {</text:span><text:line-break/><text:span text:style-name="T1"> <text:s text:c="15"/></text:span><text:span text:style-name="T2">let </text:span><text:span text:style-name="T1">cord = </text:span><text:span text:style-name="T7">document</text:span><text:span text:style-name="T1">.</text:span><text:span text:style-name="T3">createElement</text:span><text:span text:style-name="T1">(</text:span><text:span text:style-name="T4">'div'</text:span><text:span text:style-name="T1">)</text:span><text:span text:style-name="T2">;</text:span><text:line-break/><text:line-break/><text:line-break/><text:span text:style-name="T2"> <text:s text:c="15"/></text:span><text:span text:style-name="T1">cord.</text:span><text:span text:style-name="T6">style</text:span><text:span text:style-name="T1">.</text:span><text:span text:style-name="T6">position </text:span><text:span text:style-name="T1">= </text:span><text:span text:style-name="T4">"absolute"</text:span><text:span text:style-name="T2">;</text:span><text:line-break/><text:span text:style-name="T2"> <text:s text:c="15"/></text:span><text:span text:style-name="T1">cord.</text:span><text:span text:style-name="T6">style</text:span><text:span text:style-name="T1">.</text:span><text:span text:style-name="T6">height </text:span><text:span text:style-name="T1">= </text:span><text:span text:style-name="T5">10 </text:span><text:span text:style-name="T1">+ </text:span><text:span text:style-name="T4">"px"</text:span><text:span text:style-name="T2">;</text:span><text:line-break/><text:span text:style-name="T2"> <text:s text:c="15"/></text:span><text:span text:style-name="T1">cord.</text:span><text:span text:style-name="T6">style</text:span><text:span text:style-name="T1">.</text:span><text:span text:style-name="T6">width </text:span><text:span text:style-name="T1">= </text:span><text:span text:style-name="T5">10 </text:span><text:span text:style-name="T1">+ </text:span><text:span text:style-name="T4">"px"</text:span><text:span text:style-name="T2">;</text:span><text:line-break/><text:span text:style-name="T2"> <text:s text:c="16"/></text:span><text:span text:style-name="T1">cord.</text:span><text:span text:style-name="T6">style</text:span><text:span text:style-name="T1">.</text:span><text:span text:style-name="T6">border </text:span><text:span text:style-name="T1">= </text:span><text:span text:style-name="T4">"2px solid red"</text:span><text:span text:style-name="T2">;</text:span><text:line-break/><text:line-break/><text:span text:style-name="T2"> <text:s text:c="15"/></text:span><text:span text:style-name="T1">cord.</text:span><text:span text:style-name="T6">style</text:span><text:span text:style-name="T1">.</text:span><text:span text:style-name="T6">color </text:span><text:span text:style-name="T1">= </text:span><text:span text:style-name="T4">"#eccd30"</text:span><text:span text:style-name="T2">;</text:span><text:line-break/><text:span text:style-name="T2"> <text:s text:c="15"/></text:span><text:span text:style-name="T1">cord.</text:span><text:span text:style-name="T6">style</text:span><text:span text:style-name="T1">.</text:span><text:span text:style-name="T6">backgroundColor </text:span><text:span text:style-name="T1">= </text:span><text:span text:style-name="T4">"#3065ec"</text:span><text:span text:style-name="T2">;</text:span><text:line-break/><text:span text:style-name="T2"> <text:s text:c="15"/></text:span><text:span text:style-name="T1">cord.</text:span><text:span text:style-name="T6">style</text:span><text:span text:style-name="T1">.</text:span><text:span text:style-name="T6">left </text:span><text:span text:style-name="T1">= (x * </text:span><text:span text:style-name="T5">10</text:span><text:span text:style-name="T1">) + </text:span><text:span text:style-name="T4">"px"</text:span><text:span text:style-name="T2">;</text:span><text:line-break/><text:span text:style-name="T2"> <text:s text:c="15"/></text:span><text:span text:style-name="T1">cord.</text:span><text:span text:style-name="T6">style</text:span><text:span text:style-name="T1">.</text:span><text:span text:style-name="T6">top </text:span><text:span text:style-name="T1">= (y * </text:span><text:span text:style-name="T5">10</text:span><text:span text:style-name="T1">) + </text:span><text:span text:style-name="T4">"px"</text:span><text:span text:style-name="T2">;</text:span><text:line-break/><text:span text:style-name="T2"> <text:s text:c="15"/></text:span><text:span text:style-name="T8">//cord.style.border = "2px solid #73AD21"</text:span><text:line-break/><text:span text:style-name="T8"> <text:s text:c="15"/></text:span><text:span text:style-name="T1">gamescreen.</text:span><text:span text:style-name="T3">appendChild</text:span><text:span text:style-name="T1">(cord)</text:span><text:span text:style-name="T2">;</text:span><text:line-break/><text:line-break/><text:span text:style-name="T2"> <text:s text:c="15"/></text:span><text:span text:style-name="T1">line.</text:span><text:span text:style-name="T3">push</text:span><text:span text:style-name="T1">(</text:span><text:span text:style-name="T2">new </text:span><text:span text:style-name="T1">Cell(cord</text:span><text:span text:style-name="T2">,</text:span><text:span text:style-name="T1">x</text:span><text:span text:style-name="T2">, </text:span><text:span text:style-name="T1">y))</text:span><text:span text:style-name="T2">;</text:span><text:line-break/><text:line-break/><text:line-break/><text:span text:style-name="T2"> <text:s text:c="11"/></text:span><text:span text:style-name="T1">}</text:span><text:line-break/><text:line-break/><text:span text:style-name="T1"> <text:s text:c="11"/></text:span><text:span text:style-name="T2">this</text:span><text:span text:style-name="T1">.</text:span><text:span text:style-name="T6">matri</text:span><text:span text:style-name="T1">.</text:span><text:span text:style-name="T3">push</text:span><text:span text:style-name="T1">(line)</text:span><text:span text:style-name="T2">;</text:span><text:line-break/><text:line-break/><text:span text:style-name="T2"> <text:s text:c="7"/></text:span><text:span text:style-name="T1">}</text:span><text:line-break/><text:line-break/><text:line-break/><text:span text:style-name="T1"> <text:s text:c="3"/>}</text:span><text:line-break/><text:soft-page-break/><text:line-break/><text:span text:style-name="T1"> <text:s text:c="7"/></text:span><text:span text:style-name="T3">getCord</text:span><text:span text:style-name="T1">(x</text:span><text:span text:style-name="T2">,</text:span><text:span text:style-name="T1">y)</text:span><text:line-break/><text:span text:style-name="T1"> <text:s text:c="7"/>{</text:span><text:line-break/><text:span text:style-name="T1"> <text:s text:c="11"/></text:span><text:span text:style-name="T2">return this</text:span><text:span text:style-name="T1">.</text:span><text:span text:style-name="T6">matri</text:span><text:span text:style-name="T1">[y][x]</text:span><text:span text:style-name="T2">;</text:span><text:line-break/><text:span text:style-name="T2"> <text:s text:c="7"/></text:span><text:span text:style-name="T1">}</text:span><text:line-break/><text:line-break/><text:line-break/><text:line-break/><text:span text:style-name="T1">}</text:span><text:line-break/><text:span text:style-name="T8">//Defines a single, discrete coordinate on our html document</text:span><text:line-break/><text:span text:style-name="T2">class </text:span><text:span text:style-name="T1">Cell</text:span><text:line-break/><text:span text:style-name="T1">{</text:span><text:line-break/><text:line-break/><text:span text:style-name="T1"> <text:s text:c="3"/></text:span><text:span text:style-name="T2">constructor</text:span><text:span text:style-name="T1">(element</text:span><text:span text:style-name="T2">, </text:span><text:span text:style-name="T1">x</text:span><text:span text:style-name="T2">, </text:span><text:span text:style-name="T1">y) {</text:span><text:line-break/><text:span text:style-name="T1"> <text:s text:c="7"/></text:span><text:span text:style-name="T2">this</text:span><text:span text:style-name="T1">.</text:span><text:span text:style-name="T6">element </text:span><text:span text:style-name="T1">= element</text:span><text:span text:style-name="T2">;</text:span><text:line-break/><text:span text:style-name="T2"> <text:s text:c="7"/>this</text:span><text:span text:style-name="T1">.</text:span><text:span text:style-name="T6">x </text:span><text:span text:style-name="T1">= x</text:span><text:span text:style-name="T2">;</text:span><text:line-break/><text:span text:style-name="T2"> <text:s text:c="7"/>this</text:span><text:span text:style-name="T1">.</text:span><text:span text:style-name="T6">y </text:span><text:span text:style-name="T1">= y</text:span><text:span text:style-name="T2">;</text:span><text:line-break/><text:span text:style-name="T2"> <text:s text:c="3"/></text:span><text:span text:style-name="T1">}</text:span><text:line-break/><text:line-break/><text:span text:style-name="T1"> <text:s text:c="3"/></text:span><text:span text:style-name="T3">getScreenX</text:span><text:span text:style-name="T1">()</text:span><text:line-break/><text:span text:style-name="T1"> <text:s text:c="3"/>{</text:span><text:line-break/><text:span text:style-name="T1"> <text:s text:c="7"/></text:span><text:span text:style-name="T2">return this</text:span><text:span text:style-name="T1">.</text:span><text:span text:style-name="T6">x</text:span><text:span text:style-name="T1">*</text:span><text:span text:style-name="T5">10</text:span><text:span text:style-name="T2">;</text:span><text:line-break/><text:span text:style-name="T2"> <text:s text:c="3"/></text:span><text:span text:style-name="T1">}</text:span><text:line-break/><text:span text:style-name="T1"> <text:s text:c="3"/></text:span><text:span text:style-name="T3">getScreenY</text:span><text:span text:style-name="T1">()</text:span><text:line-break/><text:span text:style-name="T1"> <text:s text:c="3"/>{</text:span><text:line-break/><text:span text:style-name="T1"> <text:s text:c="7"/></text:span><text:span text:style-name="T2">return this</text:span><text:span text:style-name="T1">.</text:span><text:span text:style-name="T6">x</text:span><text:span text:style-name="T1">*</text:span><text:span text:style-name="T5">10</text:span><text:span text:style-name="T2">;</text:span><text:line-break/><text:span text:style-name="T2"> <text:s text:c="3"/></text:span><text:span text:style-name="T1">}</text:span><text:line-break/><text:line-break/><text:line-break/><text:line-break/><text:line-break/><text:span text:style-name="T1">}</text:span><text:line-break/><text:span text:style-name="T8">//Apple Class</text:span><text:line-break/><text:span text:style-name="T2">class </text:span><text:span text:style-name="T1">Apple{</text:span><text:line-break/><text:span text:style-name="T1"> <text:s text:c="3"/></text:span><text:span text:style-name="T2">constructor</text:span><text:span text:style-name="T1">(cell</text:span><text:span text:style-name="T2">, </text:span><text:span text:style-name="T1">color)</text:span><text:line-break/><text:span text:style-name="T1"> <text:s text:c="3"/>{</text:span><text:line-break/><text:span text:style-name="T1"> <text:s text:c="7"/></text:span><text:span text:style-name="T2">this</text:span><text:span text:style-name="T1">.</text:span><text:span text:style-name="T6">cell </text:span><text:span text:style-name="T1">= cell</text:span><text:span text:style-name="T2">;</text:span><text:line-break/><text:span text:style-name="T2"> <text:s text:c="7"/>this</text:span><text:span text:style-name="T1">.</text:span><text:span text:style-name="T6">color </text:span><text:span text:style-name="T1">= color</text:span><text:span text:style-name="T2">;</text:span><text:line-break/><text:span text:style-name="T2"> <text:s text:c="7"/>this</text:span><text:span text:style-name="T1">.</text:span><text:span text:style-name="T6">cell</text:span><text:span text:style-name="T1">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color</text:span><text:span text:style-name="T2">;</text:span><text:line-break/><text:span text:style-name="T2"> <text:s text:c="7"/>this</text:span><text:span text:style-name="T1">.</text:span><text:span text:style-name="T6">cell</text:span><text:span text:style-name="T1">.</text:span><text:span text:style-name="T6">element</text:span><text:span text:style-name="T1">.</text:span><text:span text:style-name="T6">style</text:span><text:span text:style-name="T1">.</text:span><text:span text:style-name="T6">color </text:span><text:span text:style-name="T1">= color</text:span><text:span text:style-name="T2">;</text:span><text:line-break/><text:span text:style-name="T2"> <text:s text:c="3"/></text:span><text:span text:style-name="T1">}</text:span><text:line-break/><text:span text:style-name="T1">}</text:span><text:line-break/><text:span text:style-name="T8">//Snake Class</text:span><text:line-break/><text:span text:style-name="T2">class </text:span><text:span text:style-name="T1">Snake{</text:span><text:line-break/><text:span text:style-name="T1"> <text:s text:c="3"/></text:span><text:span text:style-name="T2">constructor</text:span><text:span text:style-name="T1">(headPart</text:span><text:span text:style-name="T2">, </text:span><text:span text:style-name="T1">snakeLength</text:span><text:span text:style-name="T2">, </text:span><text:span text:style-name="T1">g)</text:span><text:line-break/><text:span text:style-name="T1"> <text:s text:c="3"/>{</text:span><text:line-break/><text:span text:style-name="T1"> <text:s text:c="7"/></text:span><text:span text:style-name="T2">this</text:span><text:span text:style-name="T1">.</text:span><text:span text:style-name="T6">headPart </text:span><text:span text:style-name="T1">= headPart</text:span><text:span text:style-name="T2">;</text:span><text:line-break/><text:span text:style-name="T2"> <text:s text:c="7"/>this</text:span><text:span text:style-name="T1">.</text:span><text:span text:style-name="T6">snakeLength </text:span><text:span text:style-name="T1">= snakeLength</text:span><text:span text:style-name="T2">;</text:span><text:line-break/><text:span text:style-name="T2"> <text:s text:c="7"/>let </text:span><text:span text:style-name="T1">ptr = headPart</text:span><text:span text:style-name="T2">;</text:span><text:line-break/><text:span text:style-name="T2"> <text:s text:c="7"/>for</text:span><text:span text:style-name="T1">(</text:span><text:span text:style-name="T2">let </text:span><text:span text:style-name="T1">i = </text:span><text:span text:style-name="T5">1</text:span><text:span text:style-name="T2">; </text:span><text:span text:style-name="T1">i&lt;snakeLength</text:span><text:span text:style-name="T2">;</text:span><text:span text:style-name="T1">i++)</text:span><text:line-break/><text:span text:style-name="T1"> <text:s text:c="7"/>{</text:span><text:line-break/><text:span text:style-name="T1"> <text:s text:c="11"/>ptr.</text:span><text:span text:style-name="T6">next </text:span><text:span text:style-name="T1">= </text:span><text:span text:style-name="T2">new </text:span><text:span text:style-name="T3">SnakePart</text:span><text:span text:style-name="T1">(g.</text:span><text:span text:style-name="T6">matri</text:span><text:span text:style-name="T1">[</text:span><text:span text:style-name="T2">this</text:span><text:span text:style-name="T1">.</text:span><text:span text:style-name="T6">headPart</text:span><text:span text:style-name="T1">.</text:span><text:span text:style-name="T6">cell</text:span><text:span text:style-name="T1">.</text:span><text:span text:style-name="T6">y</text:span><text:span text:style-name="T1">-i][</text:span><text:span text:style-name="T2">this</text:span><text:span text:style-name="T1">.</text:span><text:span text:style-name="T6">headPart</text:span><text:span text:style-name="T1">.</text:span><text:span text:style-name="T6">cell</text:span><text:span text:style-name="T1">.</text:span><text:span text:style-name="T6">x</text:span><text:span text:style-name="T1">]</text:span><text:span text:style-name="T2">,null</text:span><text:span text:style-name="T1">)</text:span><text:span text:style-name="T2">;</text:span><text:line-break/><text:span text:style-name="T2"> <text:s text:c="11"/></text:span><text:span text:style-name="T1">ptr = ptr.</text:span><text:span text:style-name="T6">next</text:span><text:span text:style-name="T2">;</text:span><text:line-break/><text:line-break/><text:span text:style-name="T2"> <text:s text:c="7"/></text:span><text:span text:style-name="T1">}</text:span><text:line-break/><text:line-break/><text:soft-page-break/><text:span text:style-name="T1"> <text:s text:c="3"/>}</text:span><text:line-break/><text:line-break/><text:line-break/><text:span text:style-name="T1">}</text:span><text:line-break/><text:line-break/><text:span text:style-name="T2">function </text:span><text:span text:style-name="T3">SnakePart</text:span><text:span text:style-name="T1">(cell</text:span><text:span text:style-name="T2">, </text:span><text:span text:style-name="T1">nextPart){</text:span><text:line-break/><text:line-break/><text:span text:style-name="T1"> <text:s text:c="3"/></text:span><text:span text:style-name="T2">this</text:span><text:span text:style-name="T1">.</text:span><text:span text:style-name="T6">cell </text:span><text:span text:style-name="T1">= cell</text:span><text:span text:style-name="T2">;</text:span><text:line-break/><text:span text:style-name="T2"> <text:s text:c="3"/>this</text:span><text:span text:style-name="T1">.</text:span><text:span text:style-name="T6">color </text:span><text:span text:style-name="T1">= </text:span><text:span text:style-name="T4">"#eccd30"</text:span><text:span text:style-name="T2">;</text:span><text:line-break/><text:span text:style-name="T2"> <text:s text:c="3"/></text:span><text:span text:style-name="T1">cell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2">this</text:span><text:span text:style-name="T1">.</text:span><text:span text:style-name="T6">color</text:span><text:span text:style-name="T2">;</text:span><text:line-break/><text:span text:style-name="T2"> <text:s text:c="3"/>this</text:span><text:span text:style-name="T1">.</text:span><text:span text:style-name="T6">next </text:span><text:span text:style-name="T1">= nextPart</text:span><text:span text:style-name="T2">;</text:span><text:line-break/><text:line-break/><text:line-break/><text:span text:style-name="T1">}</text:span><text:span text:style-name="T2">;</text:span><text:line-break/><text:line-break/><text:span text:style-name="T2">function </text:span><text:span text:style-name="T3">drawGrid</text:span><text:span text:style-name="T1">(snake</text:span><text:span text:style-name="T2">, </text:span><text:span text:style-name="T1">gridz</text:span><text:span text:style-name="T2">, </text:span><text:span text:style-name="T1">apple)</text:span><text:line-break/><text:span text:style-name="T1">{</text:span><text:line-break/><text:span text:style-name="T1"> <text:s text:c="3"/></text:span><text:span text:style-name="T2">let </text:span><text:span text:style-name="T1">continu = </text:span><text:span text:style-name="T2">true;</text:span><text:line-break/><text:span text:style-name="T2"> <text:s text:c="3"/>let </text:span><text:span text:style-name="T1">ptr = snake.</text:span><text:span text:style-name="T6">headPart</text:span><text:span text:style-name="T2">;</text:span><text:line-break/><text:span text:style-name="T2"> <text:s text:c="3"/>let </text:span><text:span text:style-name="T1">back = snake.</text:span><text:span text:style-name="T6">headPart</text:span><text:span text:style-name="T2">;</text:span><text:line-break/><text:span text:style-name="T2"> <text:s text:c="2"/></text:span><text:span text:style-name="T8">// let thing = snake.headPart.cell;</text:span><text:line-break/><text:span text:style-name="T8"> <text:s text:c="3"/></text:span><text:span text:style-name="T7">window</text:span><text:span text:style-name="T1">.</text:span><text:span text:style-name="T3">addEventListener</text:span><text:span text:style-name="T1">(</text:span><text:span text:style-name="T4">'keydown'</text:span><text:span text:style-name="T2">, function </text:span><text:span text:style-name="T3">keys</text:span><text:span text:style-name="T1">(KeyboardEvent){</text:span><text:line-break/><text:span text:style-name="T1"> <text:s text:c="7"/></text:span><text:span text:style-name="T2">if</text:span><text:span text:style-name="T1">(KeyboardEvent.</text:span><text:span text:style-name="T6">key </text:span><text:span text:style-name="T1">== </text:span><text:span text:style-name="T4">"ArrowLeft"</text:span><text:span text:style-name="T1">)</text:span><text:line-break/><text:span text:style-name="T1"> <text:s text:c="7"/>{</text:span><text:line-break/><text:span text:style-name="T1"> <text:s text:c="11"/>direction = </text:span><text:span text:style-name="T4">"left"</text:span><text:span text:style-name="T2">;</text:span><text:line-break/><text:span text:style-name="T2"> <text:s text:c="7"/></text:span><text:span text:style-name="T1">}</text:span><text:line-break/><text:span text:style-name="T1"> <text:s text:c="7"/></text:span><text:span text:style-name="T2">else if</text:span><text:span text:style-name="T1">(KeyboardEvent.</text:span><text:span text:style-name="T6">key </text:span><text:span text:style-name="T1">== </text:span><text:span text:style-name="T4">"ArrowUp"</text:span><text:span text:style-name="T1">)</text:span><text:line-break/><text:span text:style-name="T1"> <text:s text:c="7"/>{</text:span><text:line-break/><text:span text:style-name="T1"> <text:s text:c="11"/>direction = </text:span><text:span text:style-name="T4">"up"</text:span><text:span text:style-name="T2">;</text:span><text:line-break/><text:span text:style-name="T2"> <text:s text:c="7"/></text:span><text:span text:style-name="T1">}</text:span><text:line-break/><text:span text:style-name="T1"> <text:s text:c="7"/></text:span><text:span text:style-name="T2">else if</text:span><text:span text:style-name="T1">(KeyboardEvent.</text:span><text:span text:style-name="T6">key </text:span><text:span text:style-name="T1">== </text:span><text:span text:style-name="T4">"ArrowRight"</text:span><text:span text:style-name="T1">)</text:span><text:line-break/><text:span text:style-name="T1"> <text:s text:c="7"/>{</text:span><text:line-break/><text:span text:style-name="T1"> <text:s text:c="11"/>direction = </text:span><text:span text:style-name="T4">"right"</text:span><text:line-break/><text:span text:style-name="T4"> <text:s text:c="7"/></text:span><text:span text:style-name="T1">}</text:span><text:line-break/><text:span text:style-name="T1"> <text:s text:c="7"/></text:span><text:span text:style-name="T2">else if</text:span><text:span text:style-name="T1">(KeyboardEvent.</text:span><text:span text:style-name="T6">key </text:span><text:span text:style-name="T1">== </text:span><text:span text:style-name="T4">"ArrowDown"</text:span><text:span text:style-name="T1">)</text:span><text:line-break/><text:span text:style-name="T1"> <text:s text:c="7"/>{</text:span><text:line-break/><text:span text:style-name="T1"> <text:s text:c="11"/>direction = </text:span><text:span text:style-name="T4">"down"</text:span><text:line-break/><text:span text:style-name="T4"> <text:s text:c="7"/></text:span><text:span text:style-name="T1">}</text:span><text:line-break/><text:span text:style-name="T1"> <text:s text:c="3"/>})</text:span><text:line-break/><text:line-break/><text:line-break/><text:span text:style-name="T1"> <text:s text:c="3"/></text:span><text:span text:style-name="T2">if</text:span><text:span text:style-name="T1">(direction == </text:span><text:span text:style-name="T4">"down"</text:span><text:span text:style-name="T1">) {</text:span><text:line-break/><text:span text:style-name="T1"> <text:s text:c="7"/></text:span><text:span text:style-name="T2">if </text:span><text:span text:style-name="T1">(snake.</text:span><text:span text:style-name="T6">headPart</text:span><text:span text:style-name="T1">.</text:span><text:span text:style-name="T6">cell</text:span><text:span text:style-name="T1">.</text:span><text:span text:style-name="T6">x </text:span><text:span text:style-name="T1">== apple.</text:span><text:span text:style-name="T6">cell</text:span><text:span text:style-name="T1">.</text:span><text:span text:style-name="T6">x </text:span><text:span text:style-name="T1">&amp;&amp; snake.</text:span><text:span text:style-name="T6">headPart</text:span><text:span text:style-name="T1">.</text:span><text:span text:style-name="T6">cell</text:span><text:span text:style-name="T1">.</text:span><text:span text:style-name="T6">y </text:span><text:span text:style-name="T1">== apple.</text:span><text:span text:style-name="T6">cell</text:span><text:span text:style-name="T1">.</text:span><text:span text:style-name="T6">y</text:span><text:span text:style-name="T1">) {</text:span><text:line-break/><text:span text:style-name="T1"> <text:s text:c="11"/></text:span><text:span text:style-name="T8">//gridz.matri[snake.headPart.cell.y][snake.headPart.cell.x].element.style.backgroundColor = "#eccd30";</text:span><text:line-break/><text:span text:style-name="T8"> <text:s text:c="11"/>//Add new snake head</text:span><text:line-break/><text:span text:style-name="T8"> <text:s text:c="11"/></text:span><text:span text:style-name="T2">let </text:span><text:span text:style-name="T1">tie = snake.</text:span><text:span text:style-name="T6">headPart</text:span><text:span text:style-name="T1">.</text:span><text:span text:style-name="T6">next</text:span><text:span text:style-name="T2">;</text:span><text:line-break/><text:span text:style-name="T2"> <text:s text:c="11"/>let </text:span><text:span text:style-name="T1">headStore = </text:span><text:span text:style-name="T2">new </text:span><text:span text:style-name="T3">SnakePart</text:span><text:span text:style-name="T1">(gridz.</text:span><text:span text:style-name="T6">matri</text:span><text:span text:style-name="T1">[snake.</text:span><text:span text:style-name="T6">headPart</text:span><text:span text:style-name="T1">.</text:span><text:span text:style-name="T6">cell</text:span><text:span text:style-name="T1">.</text:span><text:span text:style-name="T6">y</text:span><text:span text:style-name="T1">][snake.</text:span><text:span text:style-name="T6">headPart</text:span><text:span text:style-name="T1">.</text:span><text:span text:style-name="T6">cell</text:span><text:span text:style-name="T1">.</text:span><text:span text:style-name="T6">x</text:span><text:span text:style-name="T1">]</text:span><text:span text:style-name="T2">, </text:span><text:span text:style-name="T1">tie)</text:span><text:span text:style-name="T2">;</text:span><text:line-break/><text:span text:style-name="T2"> <text:s text:c="11"/></text:span><text:span text:style-name="T1">snake.</text:span><text:span text:style-name="T6">headPart</text:span><text:span text:style-name="T1">.</text:span><text:span text:style-name="T6">cell </text:span><text:span text:style-name="T1">= gridz.</text:span><text:span text:style-name="T6">matri</text:span><text:span text:style-name="T1">[snake.</text:span><text:span text:style-name="T6">headPart</text:span><text:span text:style-name="T1">.</text:span><text:span text:style-name="T6">cell</text:span><text:span text:style-name="T1">.</text:span><text:span text:style-name="T6">y </text:span><text:span text:style-name="T1">+ </text:span><text:span text:style-name="T5">1</text:span><text:span text:style-name="T1">][snake.</text:span><text:span text:style-name="T6">headPart</text:span><text:span text:style-name="T1">.</text:span><text:span text:style-name="T6">cell</text:span><text:span text:style-name="T1">.</text:span><text:span text:style-name="T6">x</text:span><text:span text:style-name="T1">]</text:span><text:span text:style-name="T2">;</text:span><text:line-break/><text:span text:style-name="T2"> <text:s text:c="11"/></text:span><text:span text:style-name="T1">snake.</text:span><text:span text:style-name="T6">headPart</text:span><text:span text:style-name="T1">.</text:span><text:span text:style-name="T6">next </text:span><text:span text:style-name="T1">= headStore</text:span><text:span text:style-name="T2">;</text:span><text:line-break/><text:span text:style-name="T2"> <text:s text:c="11"/></text:span><text:span text:style-name="T8">// headStore.next = tie;</text:span><text:line-break/><text:span text:style-name="T8"> <text:s text:c="11"/>//gridz.matri[headStore.cell.y][headStore.cell.x].element.style.backgroundColor = "#eccd30";</text:span><text:line-break/><text:span text:style-name="T8"> <text:s text:c="11"/></text:span><text:span text:style-name="T1">gridz.</text:span><text:span text:style-name="T6">matri</text:span><text:span text:style-name="T1">[snake.</text:span><text:span text:style-name="T6">headPart</text:span><text:span text:style-name="T1">.</text:span><text:span text:style-name="T6">cell</text:span><text:span text:style-name="T1">.</text:span><text:span text:style-name="T6">y</text:span><text:span text:style-name="T1">][snake.</text:span><text:span text:style-name="T6">headPart</text:span><text:span text:style-name="T1">.</text:span><text:span text:style-name="T6">cell</text:span><text:span text:style-name="T1">.</text:span><text:span text:style-name="T6">x</text:span><text:span text:style-name="T1">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oft-page-break/><text:span text:style-name="T2"> <text:s text:c="11"/></text:span><text:span text:style-name="T1">snake.</text:span><text:span text:style-name="T6">snakeLength</text:span><text:span text:style-name="T1">++</text:span><text:span text:style-name="T2">;</text:span><text:line-break/><text:line-break/><text:line-break/><text:span text:style-name="T2"> <text:s text:c="11"/></text:span><text:span text:style-name="T8">//relocate apple</text:span><text:line-break/><text:span text:style-name="T8"> <text:s text:c="11"/></text:span><text:span text:style-name="T2">let </text:span><text:span text:style-name="T1">newx = </text:span><text:span text:style-name="T7">Math</text:span><text:span text:style-name="T1">.</text:span><text:span text:style-name="T3">floor</text:span><text:span text:style-name="T1">(</text:span><text:span text:style-name="T7">Math</text:span><text:span text:style-name="T1">.</text:span><text:span text:style-name="T3">random</text:span><text:span text:style-name="T1">() * </text:span><text:span text:style-name="T5">80</text:span><text:span text:style-name="T1">)</text:span><text:span text:style-name="T2">;</text:span><text:line-break/><text:span text:style-name="T2"> <text:s text:c="11"/>let </text:span><text:span text:style-name="T1">newy = </text:span><text:span text:style-name="T7">Math</text:span><text:span text:style-name="T1">.</text:span><text:span text:style-name="T3">floor</text:span><text:span text:style-name="T1">(</text:span><text:span text:style-name="T7">Math</text:span><text:span text:style-name="T1">.</text:span><text:span text:style-name="T3">random</text:span><text:span text:style-name="T1">() * </text:span><text:span text:style-name="T5">80</text:span><text:span text:style-name="T1">)</text:span><text:span text:style-name="T2">;</text:span><text:line-break/><text:span text:style-name="T2"> <text:s text:c="11"/></text:span><text:span text:style-name="T1">gridz.</text:span><text:span text:style-name="T6">matri</text:span><text:span text:style-name="T1">[newy][new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d000f1"</text:span><text:span text:style-name="T2">;</text:span><text:line-break/><text:span text:style-name="T2"> <text:s text:c="11"/></text:span><text:span text:style-name="T1">apple.</text:span><text:span text:style-name="T6">cell </text:span><text:span text:style-name="T1">= gridz.</text:span><text:span text:style-name="T6">matri</text:span><text:span text:style-name="T1">[newy][newx]</text:span><text:span text:style-name="T2">;</text:span><text:line-break/><text:span text:style-name="T2"> <text:s text:c="11"/></text:span><text:span text:style-name="T1">score++</text:span><text:span text:style-name="T2">;</text:span><text:line-break/><text:line-break/><text:span text:style-name="T2"> <text:s text:c="7"/></text:span><text:span text:style-name="T1">} </text:span><text:span text:style-name="T2">else </text:span><text:span text:style-name="T1">{</text:span><text:line-break/><text:line-break/><text:span text:style-name="T1"> <text:s text:c="11"/></text:span><text:span text:style-name="T2">let </text:span><text:span text:style-name="T1">cx = </text:span><text:span text:style-name="T5">0</text:span><text:span text:style-name="T2">;</text:span><text:line-break/><text:span text:style-name="T2"> <text:s text:c="11"/>let </text:span><text:span text:style-name="T1">cy = </text:span><text:span text:style-name="T5">0</text:span><text:span text:style-name="T2">;</text:span><text:line-break/><text:span text:style-name="T2"> <text:s text:c="11"/>let </text:span><text:span text:style-name="T1">xx = snake.</text:span><text:span text:style-name="T6">headPart</text:span><text:span text:style-name="T1">.</text:span><text:span text:style-name="T6">cell</text:span><text:span text:style-name="T1">.</text:span><text:span text:style-name="T6">x</text:span><text:span text:style-name="T2">;</text:span><text:line-break/><text:span text:style-name="T2"> <text:s text:c="11"/>let </text:span><text:span text:style-name="T1">xy = snake.</text:span><text:span text:style-name="T6">headPart</text:span><text:span text:style-name="T1">.</text:span><text:span text:style-name="T6">cell</text:span><text:span text:style-name="T1">.</text:span><text:span text:style-name="T6">y </text:span><text:span text:style-name="T1">+ </text:span><text:span text:style-name="T5">1</text:span><text:span text:style-name="T2">;</text:span><text:line-break/><text:line-break/><text:span text:style-name="T2"> <text:s text:c="11"/>let </text:span><text:span text:style-name="T1">endx = ptr.</text:span><text:span text:style-name="T6">cell</text:span><text:span text:style-name="T1">.</text:span><text:span text:style-name="T6">x</text:span><text:span text:style-name="T2">;</text:span><text:line-break/><text:span text:style-name="T2"> <text:s text:c="11"/>let </text:span><text:span text:style-name="T1">endy = ptr.</text:span><text:span text:style-name="T6">cell</text:span><text:span text:style-name="T1">.</text:span><text:span text:style-name="T6">y </text:span><text:span text:style-name="T1">+ </text:span><text:span text:style-name="T5">1</text:span><text:span text:style-name="T2">;</text:span><text:line-break/><text:span text:style-name="T2"> <text:s text:c="11"/>for </text:span><text:span text:style-name="T1">(</text:span><text:span text:style-name="T2">let </text:span><text:span text:style-name="T1">k = </text:span><text:span text:style-name="T5">0</text:span><text:span text:style-name="T2">; </text:span><text:span text:style-name="T1">k &lt; (snake.</text:span><text:span text:style-name="T6">snakeLength </text:span><text:span text:style-name="T1">- </text:span><text:span text:style-name="T5">1</text:span><text:span text:style-name="T1">)</text:span><text:span text:style-name="T2">; </text:span><text:span text:style-name="T1">k++) {</text:span><text:line-break/><text:line-break/><text:span text:style-name="T1"> <text:s text:c="15"/></text:span><text:span text:style-name="T8">//ptr.cell.y++;</text:span><text:line-break/><text:span text:style-name="T8"> <text:s text:c="15"/>//ptr.cell.element.style.top = (ptr.cell.element.style.top + 10) + "px";</text:span><text:line-break/><text:span text:style-name="T8"> <text:s text:c="15"/></text:span><text:span text:style-name="T2">if </text:span><text:span text:style-name="T1">(k == </text:span><text:span text:style-name="T5">0</text:span><text:span text:style-name="T1">) {</text:span><text:line-break/><text:span text:style-name="T1"> <text:s text:c="19"/>cx = ptr.</text:span><text:span text:style-name="T6">cell</text:span><text:span text:style-name="T1">.</text:span><text:span text:style-name="T6">x</text:span><text:line-break/><text:span text:style-name="T6"> <text:s text:c="19"/></text:span><text:span text:style-name="T1">cy = ptr.</text:span><text:span text:style-name="T6">cell</text:span><text:span text:style-name="T1">.</text:span><text:span text:style-name="T6">y</text:span><text:span text:style-name="T2">;</text:span><text:line-break/><text:span text:style-name="T2"> <text:s text:c="19"/></text:span><text:span text:style-name="T1">ptr.</text:span><text:span text:style-name="T6">cell </text:span><text:span text:style-name="T1">= gridz.</text:span><text:span text:style-name="T6">matri</text:span><text:span text:style-name="T1">[endy][endx]</text:span><text:span text:style-name="T2">;</text:span><text:line-break/><text:span text:style-name="T2"> <text:s text:c="19"/></text:span><text:span text:style-name="T1">gridz.</text:span><text:span text:style-name="T6">matri</text:span><text:span text:style-name="T1">[endy][end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pan text:style-name="T2"> <text:s text:c="15"/></text:span><text:span text:style-name="T1">}</text:span><text:line-break/><text:span text:style-name="T1"> <text:s text:c="15"/></text:span><text:span text:style-name="T2">if </text:span><text:span text:style-name="T1">(k % </text:span><text:span text:style-name="T5">2 </text:span><text:span text:style-name="T1">== </text:span><text:span text:style-name="T5">0</text:span><text:span text:style-name="T1">) {</text:span><text:line-break/><text:line-break/><text:span text:style-name="T1"> <text:s text:c="19"/>ptr = ptr.</text:span><text:span text:style-name="T6">next</text:span><text:span text:style-name="T2">;</text:span><text:line-break/><text:span text:style-name="T2"> <text:s text:c="19"/></text:span><text:span text:style-name="T1">endx = ptr.</text:span><text:span text:style-name="T6">cell</text:span><text:span text:style-name="T1">.</text:span><text:span text:style-name="T6">x</text:span><text:span text:style-name="T2">;</text:span><text:line-break/><text:span text:style-name="T2"> <text:s text:c="19"/></text:span><text:span text:style-name="T1">endy = ptr.</text:span><text:span text:style-name="T6">cell</text:span><text:span text:style-name="T1">.</text:span><text:span text:style-name="T6">y</text:span><text:span text:style-name="T2">;</text:span><text:line-break/><text:line-break/><text:span text:style-name="T2"> <text:s text:c="19"/></text:span><text:span text:style-name="T1">ptr.</text:span><text:span text:style-name="T6">cell </text:span><text:span text:style-name="T1">= gridz.</text:span><text:span text:style-name="T6">matri</text:span><text:span text:style-name="T1">[cy][cx]</text:span><text:span text:style-name="T2">;</text:span><text:line-break/><text:span text:style-name="T2"> <text:s text:c="19"/></text:span><text:span text:style-name="T1">gridz.</text:span><text:span text:style-name="T6">matri</text:span><text:span text:style-name="T1">[cy][c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pan text:style-name="T2"> <text:s text:c="19"/>if </text:span><text:span text:style-name="T1">(k == (snake.</text:span><text:span text:style-name="T6">snakeLength </text:span><text:span text:style-name="T1">- </text:span><text:span text:style-name="T5">2</text:span><text:span text:style-name="T1">)) {</text:span><text:line-break/><text:span text:style-name="T1"> <text:s text:c="23"/>gridz.</text:span><text:span text:style-name="T6">matri</text:span><text:span text:style-name="T1">[endy][end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3065ec"</text:span><text:span text:style-name="T2">;</text:span><text:line-break/><text:span text:style-name="T2"> <text:s text:c="19"/></text:span><text:span text:style-name="T1">}</text:span><text:line-break/><text:span text:style-name="T1"> <text:s text:c="19"/></text:span><text:span text:style-name="T2">if</text:span><text:span text:style-name="T1">((xx == cx) &amp;&amp; (xy <text:s/>== cy))</text:span><text:line-break/><text:span text:style-name="T1"> <text:s text:c="19"/>{</text:span><text:line-break/><text:span text:style-name="T1"> <text:s text:c="23"/></text:span><text:span text:style-name="T7">console</text:span><text:span text:style-name="T1">.</text:span><text:span text:style-name="T3">log</text:span><text:span text:style-name="T1">(</text:span><text:span text:style-name="T4">'Game Over'</text:span><text:span text:style-name="T1">)</text:span><text:span text:style-name="T2">;</text:span><text:line-break/><text:span text:style-name="T2"> <text:s text:c="23"/></text:span><text:span text:style-name="T1">continu = </text:span><text:span text:style-name="T2">false;</text:span><text:line-break/><text:span text:style-name="T2"> <text:s text:c="19"/></text:span><text:span text:style-name="T1">}</text:span><text:line-break/><text:line-break/><text:line-break/><text:line-break/><text:span text:style-name="T1"> <text:s text:c="15"/>} </text:span><text:span text:style-name="T2">else if </text:span><text:span text:style-name="T1">(k % </text:span><text:span text:style-name="T5">2 </text:span><text:span text:style-name="T1">== </text:span><text:span text:style-name="T5">1</text:span><text:span text:style-name="T1">) {</text:span><text:line-break/><text:span text:style-name="T1"> <text:s text:c="19"/>ptr = ptr.</text:span><text:span text:style-name="T6">next</text:span><text:span text:style-name="T2">;</text:span><text:line-break/><text:span text:style-name="T2"> <text:s text:c="19"/></text:span><text:span text:style-name="T1">cx = ptr.</text:span><text:span text:style-name="T6">cell</text:span><text:span text:style-name="T1">.</text:span><text:span text:style-name="T6">x</text:span><text:span text:style-name="T2">;</text:span><text:line-break/><text:span text:style-name="T2"> <text:s text:c="19"/></text:span><text:span text:style-name="T1">cy = ptr.</text:span><text:span text:style-name="T6">cell</text:span><text:span text:style-name="T1">.</text:span><text:span text:style-name="T6">y</text:span><text:span text:style-name="T2">;</text:span><text:line-break/><text:line-break/><text:span text:style-name="T2"> <text:s text:c="19"/></text:span><text:span text:style-name="T1">ptr.</text:span><text:span text:style-name="T6">cell </text:span><text:span text:style-name="T1">= gridz.</text:span><text:span text:style-name="T6">matri</text:span><text:span text:style-name="T1">[endy][endx]</text:span><text:span text:style-name="T2">;</text:span><text:line-break/><text:span text:style-name="T2"> <text:s text:c="19"/></text:span><text:span text:style-name="T1">gridz.</text:span><text:span text:style-name="T6">matri</text:span><text:span text:style-name="T1">[endy][end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pan text:style-name="T2"> <text:s text:c="19"/>if </text:span><text:span text:style-name="T1">(k == (snake.</text:span><text:span text:style-name="T6">snakeLength </text:span><text:span text:style-name="T1">- </text:span><text:span text:style-name="T5">2</text:span><text:span text:style-name="T1">)) {</text:span><text:line-break/><text:soft-page-break/><text:span text:style-name="T1"> <text:s text:c="23"/>gridz.</text:span><text:span text:style-name="T6">matri</text:span><text:span text:style-name="T1">[cy][c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3065ec"</text:span><text:span text:style-name="T2">;</text:span><text:line-break/><text:span text:style-name="T2"> <text:s text:c="19"/></text:span><text:span text:style-name="T1">}</text:span><text:line-break/><text:span text:style-name="T1"> <text:s text:c="19"/></text:span><text:span text:style-name="T2">if</text:span><text:span text:style-name="T1">((xx == endx) &amp;&amp; (xy <text:s/>== endy))</text:span><text:line-break/><text:span text:style-name="T1"> <text:s text:c="19"/>{</text:span><text:line-break/><text:span text:style-name="T1"> <text:s text:c="23"/></text:span><text:span text:style-name="T7">console</text:span><text:span text:style-name="T1">.</text:span><text:span text:style-name="T3">log</text:span><text:span text:style-name="T1">(</text:span><text:span text:style-name="T4">'Game Over'</text:span><text:span text:style-name="T1">)</text:span><text:span text:style-name="T2">;</text:span><text:line-break/><text:span text:style-name="T2"> <text:s text:c="23"/></text:span><text:span text:style-name="T1">continu = </text:span><text:span text:style-name="T2">false;</text:span><text:line-break/><text:span text:style-name="T2"> <text:s text:c="19"/></text:span><text:span text:style-name="T1">}</text:span><text:line-break/><text:line-break/><text:span text:style-name="T1"> <text:s text:c="15"/>}</text:span><text:line-break/><text:span text:style-name="T1"> <text:s text:c="11"/>}</text:span><text:line-break/><text:span text:style-name="T1"> <text:s text:c="7"/>}</text:span><text:line-break/><text:span text:style-name="T1"> <text:s text:c="3"/>}</text:span><text:line-break/><text:span text:style-name="T1"> <text:s text:c="3"/></text:span><text:span text:style-name="T2">else if</text:span><text:span text:style-name="T1">(direction == </text:span><text:span text:style-name="T4">"up"</text:span><text:span text:style-name="T1">) {</text:span><text:line-break/><text:span text:style-name="T1"> <text:s text:c="7"/></text:span><text:span text:style-name="T2">if </text:span><text:span text:style-name="T1">(snake.</text:span><text:span text:style-name="T6">headPart</text:span><text:span text:style-name="T1">.</text:span><text:span text:style-name="T6">cell</text:span><text:span text:style-name="T1">.</text:span><text:span text:style-name="T6">x </text:span><text:span text:style-name="T1">== apple.</text:span><text:span text:style-name="T6">cell</text:span><text:span text:style-name="T1">.</text:span><text:span text:style-name="T6">x </text:span><text:span text:style-name="T1">&amp;&amp; snake.</text:span><text:span text:style-name="T6">headPart</text:span><text:span text:style-name="T1">.</text:span><text:span text:style-name="T6">cell</text:span><text:span text:style-name="T1">.</text:span><text:span text:style-name="T6">y </text:span><text:span text:style-name="T1">== apple.</text:span><text:span text:style-name="T6">cell</text:span><text:span text:style-name="T1">.</text:span><text:span text:style-name="T6">y</text:span><text:span text:style-name="T1">) {</text:span><text:line-break/><text:span text:style-name="T1"> <text:s text:c="11"/></text:span><text:span text:style-name="T8">//gridz.matri[snake.headPart.cell.y][snake.headPart.cell.x].element.style.backgroundColor = "#eccd30";</text:span><text:line-break/><text:span text:style-name="T8"> <text:s text:c="11"/>//Add new snake head</text:span><text:line-break/><text:span text:style-name="T8"> <text:s text:c="11"/></text:span><text:span text:style-name="T2">let </text:span><text:span text:style-name="T1">tie = snake.</text:span><text:span text:style-name="T6">headPart</text:span><text:span text:style-name="T1">.</text:span><text:span text:style-name="T6">next</text:span><text:span text:style-name="T2">;</text:span><text:line-break/><text:span text:style-name="T2"> <text:s text:c="11"/>let </text:span><text:span text:style-name="T1">headStore = </text:span><text:span text:style-name="T2">new </text:span><text:span text:style-name="T3">SnakePart</text:span><text:span text:style-name="T1">(gridz.</text:span><text:span text:style-name="T6">matri</text:span><text:span text:style-name="T1">[snake.</text:span><text:span text:style-name="T6">headPart</text:span><text:span text:style-name="T1">.</text:span><text:span text:style-name="T6">cell</text:span><text:span text:style-name="T1">.</text:span><text:span text:style-name="T6">y</text:span><text:span text:style-name="T1">][snake.</text:span><text:span text:style-name="T6">headPart</text:span><text:span text:style-name="T1">.</text:span><text:span text:style-name="T6">cell</text:span><text:span text:style-name="T1">.</text:span><text:span text:style-name="T6">x</text:span><text:span text:style-name="T1">]</text:span><text:span text:style-name="T2">, </text:span><text:span text:style-name="T1">tie)</text:span><text:span text:style-name="T2">;</text:span><text:line-break/><text:span text:style-name="T2"> <text:s text:c="11"/></text:span><text:span text:style-name="T1">snake.</text:span><text:span text:style-name="T6">headPart</text:span><text:span text:style-name="T1">.</text:span><text:span text:style-name="T6">cell </text:span><text:span text:style-name="T1">= gridz.</text:span><text:span text:style-name="T6">matri</text:span><text:span text:style-name="T1">[snake.</text:span><text:span text:style-name="T6">headPart</text:span><text:span text:style-name="T1">.</text:span><text:span text:style-name="T6">cell</text:span><text:span text:style-name="T1">.</text:span><text:span text:style-name="T6">y </text:span><text:span text:style-name="T1">- </text:span><text:span text:style-name="T5">1</text:span><text:span text:style-name="T1">][snake.</text:span><text:span text:style-name="T6">headPart</text:span><text:span text:style-name="T1">.</text:span><text:span text:style-name="T6">cell</text:span><text:span text:style-name="T1">.</text:span><text:span text:style-name="T6">x</text:span><text:span text:style-name="T1">]</text:span><text:span text:style-name="T2">;</text:span><text:line-break/><text:span text:style-name="T2"> <text:s text:c="11"/></text:span><text:span text:style-name="T1">snake.</text:span><text:span text:style-name="T6">headPart</text:span><text:span text:style-name="T1">.</text:span><text:span text:style-name="T6">next </text:span><text:span text:style-name="T1">= headStore</text:span><text:span text:style-name="T2">;</text:span><text:line-break/><text:span text:style-name="T2"> <text:s text:c="11"/></text:span><text:span text:style-name="T8">// headStore.next = tie;</text:span><text:line-break/><text:span text:style-name="T8"> <text:s text:c="11"/>//gridz.matri[headStore.cell.y][headStore.cell.x].element.style.backgroundColor = "#eccd30";</text:span><text:line-break/><text:span text:style-name="T8"> <text:s text:c="11"/></text:span><text:span text:style-name="T1">gridz.</text:span><text:span text:style-name="T6">matri</text:span><text:span text:style-name="T1">[snake.</text:span><text:span text:style-name="T6">headPart</text:span><text:span text:style-name="T1">.</text:span><text:span text:style-name="T6">cell</text:span><text:span text:style-name="T1">.</text:span><text:span text:style-name="T6">y</text:span><text:span text:style-name="T1">][snake.</text:span><text:span text:style-name="T6">headPart</text:span><text:span text:style-name="T1">.</text:span><text:span text:style-name="T6">cell</text:span><text:span text:style-name="T1">.</text:span><text:span text:style-name="T6">x</text:span><text:span text:style-name="T1">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pan text:style-name="T2"> <text:s text:c="11"/></text:span><text:span text:style-name="T1">snake.</text:span><text:span text:style-name="T6">snakeLength</text:span><text:span text:style-name="T1">++</text:span><text:span text:style-name="T2">;</text:span><text:line-break/><text:line-break/><text:line-break/><text:span text:style-name="T2"> <text:s text:c="11"/></text:span><text:span text:style-name="T8">//relocate apple</text:span><text:line-break/><text:span text:style-name="T8"> <text:s text:c="11"/></text:span><text:span text:style-name="T2">let </text:span><text:span text:style-name="T1">newx = </text:span><text:span text:style-name="T7">Math</text:span><text:span text:style-name="T1">.</text:span><text:span text:style-name="T3">floor</text:span><text:span text:style-name="T1">(</text:span><text:span text:style-name="T7">Math</text:span><text:span text:style-name="T1">.</text:span><text:span text:style-name="T3">random</text:span><text:span text:style-name="T1">() * </text:span><text:span text:style-name="T5">80</text:span><text:span text:style-name="T1">)</text:span><text:span text:style-name="T2">;</text:span><text:line-break/><text:span text:style-name="T2"> <text:s text:c="11"/>let </text:span><text:span text:style-name="T1">newy = </text:span><text:span text:style-name="T7">Math</text:span><text:span text:style-name="T1">.</text:span><text:span text:style-name="T3">floor</text:span><text:span text:style-name="T1">(</text:span><text:span text:style-name="T7">Math</text:span><text:span text:style-name="T1">.</text:span><text:span text:style-name="T3">random</text:span><text:span text:style-name="T1">() * </text:span><text:span text:style-name="T5">80</text:span><text:span text:style-name="T1">)</text:span><text:span text:style-name="T2">;</text:span><text:line-break/><text:span text:style-name="T2"> <text:s text:c="11"/></text:span><text:span text:style-name="T1">gridz.</text:span><text:span text:style-name="T6">matri</text:span><text:span text:style-name="T1">[newy][new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d000f1"</text:span><text:span text:style-name="T2">;</text:span><text:line-break/><text:span text:style-name="T2"> <text:s text:c="11"/></text:span><text:span text:style-name="T1">apple.</text:span><text:span text:style-name="T6">cell </text:span><text:span text:style-name="T1">= gridz.</text:span><text:span text:style-name="T6">matri</text:span><text:span text:style-name="T1">[newy][newx]</text:span><text:span text:style-name="T2">;</text:span><text:line-break/><text:span text:style-name="T2"> <text:s text:c="11"/></text:span><text:span text:style-name="T1">score++</text:span><text:span text:style-name="T2">;</text:span><text:line-break/><text:line-break/><text:span text:style-name="T2"> <text:s text:c="7"/></text:span><text:span text:style-name="T1">}</text:span><text:line-break/><text:span text:style-name="T1"> <text:s text:c="3"/></text:span><text:span text:style-name="T2">else</text:span><text:line-break/><text:span text:style-name="T2"> <text:s text:c="7"/></text:span><text:span text:style-name="T1">{</text:span><text:line-break/><text:span text:style-name="T1"> <text:s text:c="11"/></text:span><text:span text:style-name="T2">let </text:span><text:span text:style-name="T1">cx = </text:span><text:span text:style-name="T5">0</text:span><text:span text:style-name="T2">;</text:span><text:line-break/><text:span text:style-name="T2"> <text:s text:c="11"/>let </text:span><text:span text:style-name="T1">cy = </text:span><text:span text:style-name="T5">0</text:span><text:span text:style-name="T2">;</text:span><text:line-break/><text:span text:style-name="T2"> <text:s text:c="11"/>let </text:span><text:span text:style-name="T1">xx = snake.</text:span><text:span text:style-name="T6">headPart</text:span><text:span text:style-name="T1">.</text:span><text:span text:style-name="T6">cell</text:span><text:span text:style-name="T1">.</text:span><text:span text:style-name="T6">x</text:span><text:span text:style-name="T2">;</text:span><text:line-break/><text:span text:style-name="T2"> <text:s text:c="11"/>let </text:span><text:span text:style-name="T1">xy = snake.</text:span><text:span text:style-name="T6">headPart</text:span><text:span text:style-name="T1">.</text:span><text:span text:style-name="T6">cell</text:span><text:span text:style-name="T1">.</text:span><text:span text:style-name="T6">y <text:s/></text:span><text:span text:style-name="T1">- </text:span><text:span text:style-name="T5">1</text:span><text:span text:style-name="T2">;</text:span><text:line-break/><text:span text:style-name="T2"> <text:s text:c="11"/>let </text:span><text:span text:style-name="T1">endx = ptr.</text:span><text:span text:style-name="T6">cell</text:span><text:span text:style-name="T1">.</text:span><text:span text:style-name="T6">x</text:span><text:span text:style-name="T2">;</text:span><text:line-break/><text:span text:style-name="T2"> <text:s text:c="11"/>let </text:span><text:span text:style-name="T1">endy = ptr.</text:span><text:span text:style-name="T6">cell</text:span><text:span text:style-name="T1">.</text:span><text:span text:style-name="T6">y </text:span><text:span text:style-name="T1">- </text:span><text:span text:style-name="T5">1</text:span><text:span text:style-name="T2">;</text:span><text:line-break/><text:span text:style-name="T2"> <text:s text:c="11"/>for </text:span><text:span text:style-name="T1">(</text:span><text:span text:style-name="T2">let </text:span><text:span text:style-name="T1">k = </text:span><text:span text:style-name="T5">0</text:span><text:span text:style-name="T2">; </text:span><text:span text:style-name="T1">k &lt; (snake.</text:span><text:span text:style-name="T6">snakeLength </text:span><text:span text:style-name="T1">- </text:span><text:span text:style-name="T5">1</text:span><text:span text:style-name="T1">)</text:span><text:span text:style-name="T2">; </text:span><text:span text:style-name="T1">k++) {</text:span><text:line-break/><text:line-break/><text:span text:style-name="T1"> <text:s text:c="15"/></text:span><text:span text:style-name="T8">//ptr.cell.y++;</text:span><text:line-break/><text:span text:style-name="T8"> <text:s text:c="15"/>//ptr.cell.element.style.top = (ptr.cell.element.style.top + 10) + "px";</text:span><text:line-break/><text:span text:style-name="T8"> <text:s text:c="15"/></text:span><text:span text:style-name="T2">if </text:span><text:span text:style-name="T1">(k == </text:span><text:span text:style-name="T5">0</text:span><text:span text:style-name="T1">) {</text:span><text:line-break/><text:span text:style-name="T1"> <text:s text:c="19"/>cx = ptr.</text:span><text:span text:style-name="T6">cell</text:span><text:span text:style-name="T1">.</text:span><text:span text:style-name="T6">x</text:span><text:line-break/><text:span text:style-name="T6"> <text:s text:c="19"/></text:span><text:span text:style-name="T1">cy = ptr.</text:span><text:span text:style-name="T6">cell</text:span><text:span text:style-name="T1">.</text:span><text:span text:style-name="T6">y</text:span><text:span text:style-name="T2">;</text:span><text:line-break/><text:span text:style-name="T2"> <text:s text:c="19"/></text:span><text:span text:style-name="T1">ptr.</text:span><text:span text:style-name="T6">cell </text:span><text:span text:style-name="T1">= gridz.</text:span><text:span text:style-name="T6">matri</text:span><text:span text:style-name="T1">[endy][endx]</text:span><text:span text:style-name="T2">;</text:span><text:line-break/><text:span text:style-name="T2"> <text:s text:c="19"/></text:span><text:span text:style-name="T1">gridz.</text:span><text:span text:style-name="T6">matri</text:span><text:span text:style-name="T1">[endy][end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pan text:style-name="T2"> <text:s text:c="15"/></text:span><text:span text:style-name="T1">}</text:span><text:line-break/><text:span text:style-name="T1"> <text:s text:c="15"/></text:span><text:span text:style-name="T2">if </text:span><text:span text:style-name="T1">(k % </text:span><text:span text:style-name="T5">2 </text:span><text:span text:style-name="T1">== </text:span><text:span text:style-name="T5">0</text:span><text:span text:style-name="T1">) {</text:span><text:line-break/><text:soft-page-break/><text:line-break/><text:span text:style-name="T1"> <text:s text:c="19"/>ptr = ptr.</text:span><text:span text:style-name="T6">next</text:span><text:span text:style-name="T2">;</text:span><text:line-break/><text:span text:style-name="T2"> <text:s text:c="19"/></text:span><text:span text:style-name="T1">endx = ptr.</text:span><text:span text:style-name="T6">cell</text:span><text:span text:style-name="T1">.</text:span><text:span text:style-name="T6">x</text:span><text:span text:style-name="T2">;</text:span><text:line-break/><text:span text:style-name="T2"> <text:s text:c="19"/></text:span><text:span text:style-name="T1">endy = ptr.</text:span><text:span text:style-name="T6">cell</text:span><text:span text:style-name="T1">.</text:span><text:span text:style-name="T6">y</text:span><text:span text:style-name="T2">;</text:span><text:line-break/><text:line-break/><text:span text:style-name="T2"> <text:s text:c="19"/></text:span><text:span text:style-name="T1">ptr.</text:span><text:span text:style-name="T6">cell </text:span><text:span text:style-name="T1">= gridz.</text:span><text:span text:style-name="T6">matri</text:span><text:span text:style-name="T1">[cy][cx]</text:span><text:span text:style-name="T2">;</text:span><text:line-break/><text:span text:style-name="T2"> <text:s text:c="19"/></text:span><text:span text:style-name="T1">gridz.</text:span><text:span text:style-name="T6">matri</text:span><text:span text:style-name="T1">[cy][c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pan text:style-name="T2"> <text:s text:c="19"/>if </text:span><text:span text:style-name="T1">(k == (snake.</text:span><text:span text:style-name="T6">snakeLength </text:span><text:span text:style-name="T1">- </text:span><text:span text:style-name="T5">2</text:span><text:span text:style-name="T1">)) {</text:span><text:line-break/><text:span text:style-name="T1"> <text:s text:c="23"/>gridz.</text:span><text:span text:style-name="T6">matri</text:span><text:span text:style-name="T1">[endy][end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3065ec"</text:span><text:span text:style-name="T2">;</text:span><text:line-break/><text:span text:style-name="T2"> <text:s text:c="19"/></text:span><text:span text:style-name="T1">}</text:span><text:line-break/><text:span text:style-name="T1"> <text:s text:c="19"/></text:span><text:span text:style-name="T2">if</text:span><text:span text:style-name="T1">((xx == cx) &amp;&amp; (xy <text:s/>== cy))</text:span><text:line-break/><text:span text:style-name="T1"> <text:s text:c="19"/>{</text:span><text:line-break/><text:span text:style-name="T1"> <text:s text:c="23"/></text:span><text:span text:style-name="T7">console</text:span><text:span text:style-name="T1">.</text:span><text:span text:style-name="T3">log</text:span><text:span text:style-name="T1">(</text:span><text:span text:style-name="T4">'Game Over'</text:span><text:span text:style-name="T1">)</text:span><text:span text:style-name="T2">;</text:span><text:line-break/><text:span text:style-name="T2"> <text:s text:c="23"/></text:span><text:span text:style-name="T1">continu = </text:span><text:span text:style-name="T2">false;</text:span><text:line-break/><text:span text:style-name="T2"> <text:s text:c="19"/></text:span><text:span text:style-name="T1">}</text:span><text:line-break/><text:line-break/><text:line-break/><text:line-break/><text:span text:style-name="T1"> <text:s text:c="15"/>} </text:span><text:span text:style-name="T2">else if </text:span><text:span text:style-name="T1">(k % </text:span><text:span text:style-name="T5">2 </text:span><text:span text:style-name="T1">== </text:span><text:span text:style-name="T5">1</text:span><text:span text:style-name="T1">) {</text:span><text:line-break/><text:span text:style-name="T1"> <text:s text:c="19"/>ptr = ptr.</text:span><text:span text:style-name="T6">next</text:span><text:span text:style-name="T2">;</text:span><text:line-break/><text:span text:style-name="T2"> <text:s text:c="19"/></text:span><text:span text:style-name="T1">cx = ptr.</text:span><text:span text:style-name="T6">cell</text:span><text:span text:style-name="T1">.</text:span><text:span text:style-name="T6">x</text:span><text:span text:style-name="T2">;</text:span><text:line-break/><text:span text:style-name="T2"> <text:s text:c="19"/></text:span><text:span text:style-name="T1">cy = ptr.</text:span><text:span text:style-name="T6">cell</text:span><text:span text:style-name="T1">.</text:span><text:span text:style-name="T6">y</text:span><text:span text:style-name="T2">;</text:span><text:line-break/><text:line-break/><text:span text:style-name="T2"> <text:s text:c="19"/></text:span><text:span text:style-name="T1">ptr.</text:span><text:span text:style-name="T6">cell </text:span><text:span text:style-name="T1">= gridz.</text:span><text:span text:style-name="T6">matri</text:span><text:span text:style-name="T1">[endy][endx]</text:span><text:span text:style-name="T2">;</text:span><text:line-break/><text:span text:style-name="T2"> <text:s text:c="19"/></text:span><text:span text:style-name="T1">gridz.</text:span><text:span text:style-name="T6">matri</text:span><text:span text:style-name="T1">[endy][end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pan text:style-name="T2"> <text:s text:c="19"/>if </text:span><text:span text:style-name="T1">(k == (snake.</text:span><text:span text:style-name="T6">snakeLength </text:span><text:span text:style-name="T1">- </text:span><text:span text:style-name="T5">2</text:span><text:span text:style-name="T1">)) {</text:span><text:line-break/><text:span text:style-name="T1"> <text:s text:c="23"/>gridz.</text:span><text:span text:style-name="T6">matri</text:span><text:span text:style-name="T1">[cy][c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3065ec"</text:span><text:span text:style-name="T2">;</text:span><text:line-break/><text:span text:style-name="T2"> <text:s text:c="19"/></text:span><text:span text:style-name="T1">}</text:span><text:line-break/><text:span text:style-name="T1"> <text:s text:c="19"/></text:span><text:span text:style-name="T2">if</text:span><text:span text:style-name="T1">((xx == endx) &amp;&amp; (xy <text:s/>== endy))</text:span><text:line-break/><text:span text:style-name="T1"> <text:s text:c="19"/>{</text:span><text:line-break/><text:span text:style-name="T1"> <text:s text:c="23"/></text:span><text:span text:style-name="T7">console</text:span><text:span text:style-name="T1">.</text:span><text:span text:style-name="T3">log</text:span><text:span text:style-name="T1">(</text:span><text:span text:style-name="T4">'Game Over'</text:span><text:span text:style-name="T1">)</text:span><text:span text:style-name="T2">;</text:span><text:line-break/><text:span text:style-name="T2"> <text:s text:c="23"/></text:span><text:span text:style-name="T1">continu = </text:span><text:span text:style-name="T2">false;</text:span><text:line-break/><text:span text:style-name="T2"> <text:s text:c="19"/></text:span><text:span text:style-name="T1">}</text:span><text:line-break/><text:line-break/><text:span text:style-name="T1"> <text:s text:c="15"/>}</text:span><text:line-break/><text:span text:style-name="T1"> <text:s text:c="11"/>}</text:span><text:line-break/><text:span text:style-name="T1"> <text:s text:c="7"/>}</text:span><text:line-break/><text:span text:style-name="T1"> <text:s text:c="3"/>}</text:span><text:line-break/><text:span text:style-name="T1"> <text:s text:c="3"/></text:span><text:span text:style-name="T2">else if</text:span><text:span text:style-name="T1">(direction == </text:span><text:span text:style-name="T4">"right"</text:span><text:span text:style-name="T1">) {</text:span><text:line-break/><text:span text:style-name="T1"> <text:s text:c="7"/></text:span><text:span text:style-name="T2">if </text:span><text:span text:style-name="T1">(snake.</text:span><text:span text:style-name="T6">headPart</text:span><text:span text:style-name="T1">.</text:span><text:span text:style-name="T6">cell</text:span><text:span text:style-name="T1">.</text:span><text:span text:style-name="T6">x </text:span><text:span text:style-name="T1">== apple.</text:span><text:span text:style-name="T6">cell</text:span><text:span text:style-name="T1">.</text:span><text:span text:style-name="T6">x </text:span><text:span text:style-name="T1">&amp;&amp; snake.</text:span><text:span text:style-name="T6">headPart</text:span><text:span text:style-name="T1">.</text:span><text:span text:style-name="T6">cell</text:span><text:span text:style-name="T1">.</text:span><text:span text:style-name="T6">y </text:span><text:span text:style-name="T1">== apple.</text:span><text:span text:style-name="T6">cell</text:span><text:span text:style-name="T1">.</text:span><text:span text:style-name="T6">y</text:span><text:span text:style-name="T1">) {</text:span><text:line-break/><text:span text:style-name="T1"> <text:s text:c="11"/></text:span><text:span text:style-name="T8">//gridz.matri[snake.headPart.cell.y][snake.headPart.cell.x].element.style.backgroundColor = "#eccd30";</text:span><text:line-break/><text:span text:style-name="T8"> <text:s text:c="11"/>//Add new snake head</text:span><text:line-break/><text:span text:style-name="T8"> <text:s text:c="11"/></text:span><text:span text:style-name="T2">let </text:span><text:span text:style-name="T1">tie = snake.</text:span><text:span text:style-name="T6">headPart</text:span><text:span text:style-name="T1">.</text:span><text:span text:style-name="T6">next</text:span><text:span text:style-name="T2">;</text:span><text:line-break/><text:span text:style-name="T2"> <text:s text:c="11"/>let </text:span><text:span text:style-name="T1">headStore = </text:span><text:span text:style-name="T2">new </text:span><text:span text:style-name="T3">SnakePart</text:span><text:span text:style-name="T1">(gridz.</text:span><text:span text:style-name="T6">matri</text:span><text:span text:style-name="T1">[snake.</text:span><text:span text:style-name="T6">headPart</text:span><text:span text:style-name="T1">.</text:span><text:span text:style-name="T6">cell</text:span><text:span text:style-name="T1">.</text:span><text:span text:style-name="T6">y</text:span><text:span text:style-name="T1">][snake.</text:span><text:span text:style-name="T6">headPart</text:span><text:span text:style-name="T1">.</text:span><text:span text:style-name="T6">cell</text:span><text:span text:style-name="T1">.</text:span><text:span text:style-name="T6">x</text:span><text:span text:style-name="T1">]</text:span><text:span text:style-name="T2">, </text:span><text:span text:style-name="T1">tie)</text:span><text:span text:style-name="T2">;</text:span><text:line-break/><text:span text:style-name="T2"> <text:s text:c="11"/></text:span><text:span text:style-name="T1">snake.</text:span><text:span text:style-name="T6">headPart</text:span><text:span text:style-name="T1">.</text:span><text:span text:style-name="T6">cell </text:span><text:span text:style-name="T1">= gridz.</text:span><text:span text:style-name="T6">matri</text:span><text:span text:style-name="T1">[snake.</text:span><text:span text:style-name="T6">headPart</text:span><text:span text:style-name="T1">.</text:span><text:span text:style-name="T6">cell</text:span><text:span text:style-name="T1">.</text:span><text:span text:style-name="T6">y</text:span><text:span text:style-name="T1">][snake.</text:span><text:span text:style-name="T6">headPart</text:span><text:span text:style-name="T1">.</text:span><text:span text:style-name="T6">cell</text:span><text:span text:style-name="T1">.</text:span><text:span text:style-name="T6">x </text:span><text:span text:style-name="T1">+ </text:span><text:span text:style-name="T5">1</text:span><text:span text:style-name="T1">]</text:span><text:span text:style-name="T2">;</text:span><text:line-break/><text:span text:style-name="T2"> <text:s text:c="11"/></text:span><text:span text:style-name="T1">snake.</text:span><text:span text:style-name="T6">headPart</text:span><text:span text:style-name="T1">.</text:span><text:span text:style-name="T6">next </text:span><text:span text:style-name="T1">= headStore</text:span><text:span text:style-name="T2">;</text:span><text:line-break/><text:span text:style-name="T2"> <text:s text:c="11"/></text:span><text:span text:style-name="T8">// headStore.next = tie;</text:span><text:line-break/><text:span text:style-name="T8"> <text:s text:c="11"/>//gridz.matri[headStore.cell.y][headStore.cell.x].element.style.backgroundColor = "#eccd30";</text:span><text:line-break/><text:span text:style-name="T8"> <text:s text:c="11"/></text:span><text:span text:style-name="T1">gridz.</text:span><text:span text:style-name="T6">matri</text:span><text:span text:style-name="T1">[snake.</text:span><text:span text:style-name="T6">headPart</text:span><text:span text:style-name="T1">.</text:span><text:span text:style-name="T6">cell</text:span><text:span text:style-name="T1">.</text:span><text:span text:style-name="T6">y</text:span><text:span text:style-name="T1">][snake.</text:span><text:span text:style-name="T6">headPart</text:span><text:span text:style-name="T1">.</text:span><text:span text:style-name="T6">cell</text:span><text:span text:style-name="T1">.</text:span><text:span text:style-name="T6">x</text:span><text:span text:style-name="T1">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pan text:style-name="T2"> <text:s text:c="11"/></text:span><text:span text:style-name="T1">snake.</text:span><text:span text:style-name="T6">snakeLength</text:span><text:span text:style-name="T1">++</text:span><text:span text:style-name="T2">;</text:span><text:line-break/><text:line-break/><text:line-break/><text:soft-page-break/><text:span text:style-name="T2"> <text:s text:c="11"/></text:span><text:span text:style-name="T8">//relocate apple</text:span><text:line-break/><text:span text:style-name="T8"> <text:s text:c="11"/></text:span><text:span text:style-name="T2">let </text:span><text:span text:style-name="T1">newx = </text:span><text:span text:style-name="T7">Math</text:span><text:span text:style-name="T1">.</text:span><text:span text:style-name="T3">floor</text:span><text:span text:style-name="T1">(</text:span><text:span text:style-name="T7">Math</text:span><text:span text:style-name="T1">.</text:span><text:span text:style-name="T3">random</text:span><text:span text:style-name="T1">() * </text:span><text:span text:style-name="T5">80</text:span><text:span text:style-name="T1">)</text:span><text:span text:style-name="T2">;</text:span><text:line-break/><text:span text:style-name="T2"> <text:s text:c="11"/>let </text:span><text:span text:style-name="T1">newy = </text:span><text:span text:style-name="T7">Math</text:span><text:span text:style-name="T1">.</text:span><text:span text:style-name="T3">floor</text:span><text:span text:style-name="T1">(</text:span><text:span text:style-name="T7">Math</text:span><text:span text:style-name="T1">.</text:span><text:span text:style-name="T3">random</text:span><text:span text:style-name="T1">() * </text:span><text:span text:style-name="T5">80</text:span><text:span text:style-name="T1">)</text:span><text:span text:style-name="T2">;</text:span><text:line-break/><text:span text:style-name="T2"> <text:s text:c="11"/></text:span><text:span text:style-name="T1">gridz.</text:span><text:span text:style-name="T6">matri</text:span><text:span text:style-name="T1">[newy][new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d000f1"</text:span><text:span text:style-name="T2">;</text:span><text:line-break/><text:span text:style-name="T2"> <text:s text:c="11"/></text:span><text:span text:style-name="T1">apple.</text:span><text:span text:style-name="T6">cell </text:span><text:span text:style-name="T1">= gridz.</text:span><text:span text:style-name="T6">matri</text:span><text:span text:style-name="T1">[newy][newx]</text:span><text:span text:style-name="T2">;</text:span><text:line-break/><text:span text:style-name="T2"> <text:s text:c="11"/></text:span><text:span text:style-name="T1">score++</text:span><text:span text:style-name="T2">;</text:span><text:line-break/><text:line-break/><text:span text:style-name="T2"> <text:s text:c="7"/></text:span><text:span text:style-name="T1">}</text:span><text:line-break/><text:span text:style-name="T1"> <text:s text:c="3"/></text:span><text:span text:style-name="T2">else</text:span><text:line-break/><text:span text:style-name="T2"> <text:s text:c="7"/></text:span><text:span text:style-name="T1">{</text:span><text:line-break/><text:span text:style-name="T1"> <text:s text:c="11"/></text:span><text:span text:style-name="T2">let </text:span><text:span text:style-name="T1">cx = </text:span><text:span text:style-name="T5">0</text:span><text:span text:style-name="T2">;</text:span><text:line-break/><text:span text:style-name="T2"> <text:s text:c="11"/>let </text:span><text:span text:style-name="T1">cy = </text:span><text:span text:style-name="T5">0</text:span><text:span text:style-name="T2">;</text:span><text:line-break/><text:span text:style-name="T2"> <text:s text:c="11"/>let </text:span><text:span text:style-name="T1">xx = snake.</text:span><text:span text:style-name="T6">headPart</text:span><text:span text:style-name="T1">.</text:span><text:span text:style-name="T6">cell</text:span><text:span text:style-name="T1">.</text:span><text:span text:style-name="T6">x </text:span><text:span text:style-name="T1">+ </text:span><text:span text:style-name="T5">1</text:span><text:span text:style-name="T2">;</text:span><text:line-break/><text:span text:style-name="T2"> <text:s text:c="11"/>let </text:span><text:span text:style-name="T1">xy = snake.</text:span><text:span text:style-name="T6">headPart</text:span><text:span text:style-name="T1">.</text:span><text:span text:style-name="T6">cell</text:span><text:span text:style-name="T1">.</text:span><text:span text:style-name="T6">y</text:span><text:span text:style-name="T2">;</text:span><text:line-break/><text:span text:style-name="T2"> <text:s text:c="11"/>let </text:span><text:span text:style-name="T1">endx = ptr.</text:span><text:span text:style-name="T6">cell</text:span><text:span text:style-name="T1">.</text:span><text:span text:style-name="T6">x </text:span><text:span text:style-name="T1">+ </text:span><text:span text:style-name="T5">1</text:span><text:span text:style-name="T2">;</text:span><text:line-break/><text:span text:style-name="T2"> <text:s text:c="11"/>let </text:span><text:span text:style-name="T1">endy = ptr.</text:span><text:span text:style-name="T6">cell</text:span><text:span text:style-name="T1">.</text:span><text:span text:style-name="T6">y</text:span><text:span text:style-name="T2">;</text:span><text:line-break/><text:span text:style-name="T2"> <text:s text:c="11"/>for </text:span><text:span text:style-name="T1">(</text:span><text:span text:style-name="T2">let </text:span><text:span text:style-name="T1">k = </text:span><text:span text:style-name="T5">0</text:span><text:span text:style-name="T2">; </text:span><text:span text:style-name="T1">k &lt; (snake.</text:span><text:span text:style-name="T6">snakeLength </text:span><text:span text:style-name="T1">- </text:span><text:span text:style-name="T5">1</text:span><text:span text:style-name="T1">)</text:span><text:span text:style-name="T2">; </text:span><text:span text:style-name="T1">k++) {</text:span><text:line-break/><text:line-break/><text:span text:style-name="T1"> <text:s text:c="15"/></text:span><text:span text:style-name="T8">//ptr.cell.y++;</text:span><text:line-break/><text:span text:style-name="T8"> <text:s text:c="15"/>//ptr.cell.element.style.top = (ptr.cell.element.style.top + 10) + "px";</text:span><text:line-break/><text:span text:style-name="T8"> <text:s text:c="15"/></text:span><text:span text:style-name="T2">if </text:span><text:span text:style-name="T1">(k == </text:span><text:span text:style-name="T5">0</text:span><text:span text:style-name="T1">) {</text:span><text:line-break/><text:span text:style-name="T1"> <text:s text:c="19"/>cx = ptr.</text:span><text:span text:style-name="T6">cell</text:span><text:span text:style-name="T1">.</text:span><text:span text:style-name="T6">x</text:span><text:line-break/><text:span text:style-name="T6"> <text:s text:c="19"/></text:span><text:span text:style-name="T1">cy = ptr.</text:span><text:span text:style-name="T6">cell</text:span><text:span text:style-name="T1">.</text:span><text:span text:style-name="T6">y</text:span><text:span text:style-name="T2">;</text:span><text:line-break/><text:span text:style-name="T2"> <text:s text:c="19"/></text:span><text:span text:style-name="T1">ptr.</text:span><text:span text:style-name="T6">cell </text:span><text:span text:style-name="T1">= gridz.</text:span><text:span text:style-name="T6">matri</text:span><text:span text:style-name="T1">[endy][endx]</text:span><text:span text:style-name="T2">;</text:span><text:line-break/><text:span text:style-name="T2"> <text:s text:c="19"/></text:span><text:span text:style-name="T1">gridz.</text:span><text:span text:style-name="T6">matri</text:span><text:span text:style-name="T1">[endy][end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pan text:style-name="T2"> <text:s text:c="15"/></text:span><text:span text:style-name="T1">}</text:span><text:line-break/><text:span text:style-name="T1"> <text:s text:c="15"/></text:span><text:span text:style-name="T2">if </text:span><text:span text:style-name="T1">(k % </text:span><text:span text:style-name="T5">2 </text:span><text:span text:style-name="T1">== </text:span><text:span text:style-name="T5">0</text:span><text:span text:style-name="T1">) {</text:span><text:line-break/><text:line-break/><text:span text:style-name="T1"> <text:s text:c="19"/>ptr = ptr.</text:span><text:span text:style-name="T6">next</text:span><text:span text:style-name="T2">;</text:span><text:line-break/><text:span text:style-name="T2"> <text:s text:c="19"/></text:span><text:span text:style-name="T1">endx = ptr.</text:span><text:span text:style-name="T6">cell</text:span><text:span text:style-name="T1">.</text:span><text:span text:style-name="T6">x</text:span><text:span text:style-name="T2">;</text:span><text:line-break/><text:span text:style-name="T2"> <text:s text:c="19"/></text:span><text:span text:style-name="T1">endy = ptr.</text:span><text:span text:style-name="T6">cell</text:span><text:span text:style-name="T1">.</text:span><text:span text:style-name="T6">y</text:span><text:span text:style-name="T2">;</text:span><text:line-break/><text:line-break/><text:span text:style-name="T2"> <text:s text:c="19"/></text:span><text:span text:style-name="T1">ptr.</text:span><text:span text:style-name="T6">cell </text:span><text:span text:style-name="T1">= gridz.</text:span><text:span text:style-name="T6">matri</text:span><text:span text:style-name="T1">[cy][cx]</text:span><text:span text:style-name="T2">;</text:span><text:line-break/><text:span text:style-name="T2"> <text:s text:c="19"/></text:span><text:span text:style-name="T1">gridz.</text:span><text:span text:style-name="T6">matri</text:span><text:span text:style-name="T1">[cy][c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pan text:style-name="T2"> <text:s text:c="19"/>if </text:span><text:span text:style-name="T1">(k == (snake.</text:span><text:span text:style-name="T6">snakeLength </text:span><text:span text:style-name="T1">- </text:span><text:span text:style-name="T5">2</text:span><text:span text:style-name="T1">)) {</text:span><text:line-break/><text:span text:style-name="T1"> <text:s text:c="23"/>gridz.</text:span><text:span text:style-name="T6">matri</text:span><text:span text:style-name="T1">[endy][end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3065ec"</text:span><text:span text:style-name="T2">;</text:span><text:line-break/><text:span text:style-name="T2"> <text:s text:c="19"/></text:span><text:span text:style-name="T1">}</text:span><text:line-break/><text:span text:style-name="T1"> <text:s text:c="19"/></text:span><text:span text:style-name="T2">if</text:span><text:span text:style-name="T1">((xx == cx) &amp;&amp; (xy <text:s/>== cy))</text:span><text:line-break/><text:span text:style-name="T1"> <text:s text:c="19"/>{</text:span><text:line-break/><text:span text:style-name="T1"> <text:s text:c="23"/></text:span><text:span text:style-name="T7">console</text:span><text:span text:style-name="T1">.</text:span><text:span text:style-name="T3">log</text:span><text:span text:style-name="T1">(</text:span><text:span text:style-name="T4">'Game Over'</text:span><text:span text:style-name="T1">)</text:span><text:span text:style-name="T2">;</text:span><text:line-break/><text:span text:style-name="T2"> <text:s text:c="23"/></text:span><text:span text:style-name="T1">continu = </text:span><text:span text:style-name="T2">false;</text:span><text:line-break/><text:span text:style-name="T2"> <text:s text:c="19"/></text:span><text:span text:style-name="T1">}</text:span><text:line-break/><text:line-break/><text:line-break/><text:line-break/><text:span text:style-name="T1"> <text:s text:c="15"/>} </text:span><text:span text:style-name="T2">else if </text:span><text:span text:style-name="T1">(k % </text:span><text:span text:style-name="T5">2 </text:span><text:span text:style-name="T1">== </text:span><text:span text:style-name="T5">1</text:span><text:span text:style-name="T1">) {</text:span><text:line-break/><text:span text:style-name="T1"> <text:s text:c="19"/>ptr = ptr.</text:span><text:span text:style-name="T6">next</text:span><text:span text:style-name="T2">;</text:span><text:line-break/><text:span text:style-name="T2"> <text:s text:c="19"/></text:span><text:span text:style-name="T1">cx = ptr.</text:span><text:span text:style-name="T6">cell</text:span><text:span text:style-name="T1">.</text:span><text:span text:style-name="T6">x</text:span><text:span text:style-name="T2">;</text:span><text:line-break/><text:span text:style-name="T2"> <text:s text:c="19"/></text:span><text:span text:style-name="T1">cy = ptr.</text:span><text:span text:style-name="T6">cell</text:span><text:span text:style-name="T1">.</text:span><text:span text:style-name="T6">y</text:span><text:span text:style-name="T2">;</text:span><text:line-break/><text:line-break/><text:line-break/><text:span text:style-name="T2"> <text:s text:c="19"/></text:span><text:span text:style-name="T1">ptr.</text:span><text:span text:style-name="T6">cell </text:span><text:span text:style-name="T1">= gridz.</text:span><text:span text:style-name="T6">matri</text:span><text:span text:style-name="T1">[endy][endx]</text:span><text:span text:style-name="T2">;</text:span><text:line-break/><text:span text:style-name="T2"> <text:s text:c="19"/></text:span><text:span text:style-name="T1">gridz.</text:span><text:span text:style-name="T6">matri</text:span><text:span text:style-name="T1">[endy][end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pan text:style-name="T2"> <text:s text:c="19"/>if </text:span><text:span text:style-name="T1">(k == (snake.</text:span><text:span text:style-name="T6">snakeLength </text:span><text:span text:style-name="T1">- </text:span><text:span text:style-name="T5">2</text:span><text:span text:style-name="T1">)) {</text:span><text:line-break/><text:span text:style-name="T1"> <text:s text:c="23"/>gridz.</text:span><text:span text:style-name="T6">matri</text:span><text:span text:style-name="T1">[cy][c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3065ec"</text:span><text:span text:style-name="T2">;</text:span><text:line-break/><text:line-break/><text:soft-page-break/><text:span text:style-name="T2"> <text:s text:c="19"/></text:span><text:span text:style-name="T1">}</text:span><text:line-break/><text:span text:style-name="T1"> <text:s text:c="19"/></text:span><text:span text:style-name="T2">if </text:span><text:span text:style-name="T1">((xx == endx) &amp;&amp; (xy == endy)) {</text:span><text:line-break/><text:span text:style-name="T1"> <text:s text:c="23"/></text:span><text:span text:style-name="T7">console</text:span><text:span text:style-name="T1">.</text:span><text:span text:style-name="T3">log</text:span><text:span text:style-name="T1">(</text:span><text:span text:style-name="T4">'Game Over'</text:span><text:span text:style-name="T1">)</text:span><text:span text:style-name="T2">;</text:span><text:line-break/><text:span text:style-name="T2"> <text:s text:c="23"/></text:span><text:span text:style-name="T1">continu = </text:span><text:span text:style-name="T2">false;</text:span><text:line-break/><text:span text:style-name="T2"> <text:s text:c="19"/></text:span><text:span text:style-name="T1">}</text:span><text:line-break/><text:span text:style-name="T1"> <text:s text:c="15"/>}</text:span><text:line-break/><text:span text:style-name="T1"> <text:s text:c="11"/>}</text:span><text:line-break/><text:span text:style-name="T1"> <text:s text:c="7"/>}</text:span><text:line-break/><text:span text:style-name="T1"> <text:s text:c="3"/>}</text:span><text:line-break/><text:span text:style-name="T1"> <text:s text:c="3"/></text:span><text:span text:style-name="T2">else if</text:span><text:span text:style-name="T1">(direction == </text:span><text:span text:style-name="T4">"left"</text:span><text:span text:style-name="T1">)</text:span><text:line-break/><text:span text:style-name="T1"> <text:s text:c="3"/>{</text:span><text:line-break/><text:span text:style-name="T1"> <text:s text:c="7"/></text:span><text:span text:style-name="T2">if </text:span><text:span text:style-name="T1">(snake.</text:span><text:span text:style-name="T6">headPart</text:span><text:span text:style-name="T1">.</text:span><text:span text:style-name="T6">cell</text:span><text:span text:style-name="T1">.</text:span><text:span text:style-name="T6">x </text:span><text:span text:style-name="T1">== apple.</text:span><text:span text:style-name="T6">cell</text:span><text:span text:style-name="T1">.</text:span><text:span text:style-name="T6">x </text:span><text:span text:style-name="T1">&amp;&amp; snake.</text:span><text:span text:style-name="T6">headPart</text:span><text:span text:style-name="T1">.</text:span><text:span text:style-name="T6">cell</text:span><text:span text:style-name="T1">.</text:span><text:span text:style-name="T6">y </text:span><text:span text:style-name="T1">== apple.</text:span><text:span text:style-name="T6">cell</text:span><text:span text:style-name="T1">.</text:span><text:span text:style-name="T6">y</text:span><text:span text:style-name="T1">) {</text:span><text:line-break/><text:span text:style-name="T1"> <text:s text:c="11"/></text:span><text:span text:style-name="T8">//gridz.matri[snake.headPart.cell.y][snake.headPart.cell.x].element.style.backgroundColor = "#eccd30";</text:span><text:line-break/><text:span text:style-name="T8"> <text:s text:c="11"/>//Add new snake head</text:span><text:line-break/><text:span text:style-name="T8"> <text:s text:c="11"/></text:span><text:span text:style-name="T2">let </text:span><text:span text:style-name="T1">tie = snake.</text:span><text:span text:style-name="T6">headPart</text:span><text:span text:style-name="T1">.</text:span><text:span text:style-name="T6">next</text:span><text:span text:style-name="T2">;</text:span><text:line-break/><text:span text:style-name="T2"> <text:s text:c="11"/>let </text:span><text:span text:style-name="T1">headStore = </text:span><text:span text:style-name="T2">new </text:span><text:span text:style-name="T3">SnakePart</text:span><text:span text:style-name="T1">(gridz.</text:span><text:span text:style-name="T6">matri</text:span><text:span text:style-name="T1">[snake.</text:span><text:span text:style-name="T6">headPart</text:span><text:span text:style-name="T1">.</text:span><text:span text:style-name="T6">cell</text:span><text:span text:style-name="T1">.</text:span><text:span text:style-name="T6">y</text:span><text:span text:style-name="T1">][snake.</text:span><text:span text:style-name="T6">headPart</text:span><text:span text:style-name="T1">.</text:span><text:span text:style-name="T6">cell</text:span><text:span text:style-name="T1">.</text:span><text:span text:style-name="T6">x</text:span><text:span text:style-name="T1">]</text:span><text:span text:style-name="T2">, </text:span><text:span text:style-name="T1">tie)</text:span><text:span text:style-name="T2">;</text:span><text:line-break/><text:span text:style-name="T2"> <text:s text:c="11"/></text:span><text:span text:style-name="T1">snake.</text:span><text:span text:style-name="T6">headPart</text:span><text:span text:style-name="T1">.</text:span><text:span text:style-name="T6">cell </text:span><text:span text:style-name="T1">= gridz.</text:span><text:span text:style-name="T6">matri</text:span><text:span text:style-name="T1">[snake.</text:span><text:span text:style-name="T6">headPart</text:span><text:span text:style-name="T1">.</text:span><text:span text:style-name="T6">cell</text:span><text:span text:style-name="T1">.</text:span><text:span text:style-name="T6">y</text:span><text:span text:style-name="T1">][snake.</text:span><text:span text:style-name="T6">headPart</text:span><text:span text:style-name="T1">.</text:span><text:span text:style-name="T6">cell</text:span><text:span text:style-name="T1">.</text:span><text:span text:style-name="T6">x </text:span><text:span text:style-name="T1">- </text:span><text:span text:style-name="T5">1</text:span><text:span text:style-name="T1">]</text:span><text:span text:style-name="T2">;</text:span><text:line-break/><text:span text:style-name="T2"> <text:s text:c="11"/></text:span><text:span text:style-name="T1">snake.</text:span><text:span text:style-name="T6">headPart</text:span><text:span text:style-name="T1">.</text:span><text:span text:style-name="T6">next </text:span><text:span text:style-name="T1">= headStore</text:span><text:span text:style-name="T2">;</text:span><text:line-break/><text:span text:style-name="T2"> <text:s text:c="11"/></text:span><text:span text:style-name="T8">// headStore.next = tie;</text:span><text:line-break/><text:span text:style-name="T8"> <text:s text:c="11"/>//gridz.matri[headStore.cell.y][headStore.cell.x].element.style.backgroundColor = "#eccd30";</text:span><text:line-break/><text:span text:style-name="T8"> <text:s text:c="11"/></text:span><text:span text:style-name="T1">gridz.</text:span><text:span text:style-name="T6">matri</text:span><text:span text:style-name="T1">[snake.</text:span><text:span text:style-name="T6">headPart</text:span><text:span text:style-name="T1">.</text:span><text:span text:style-name="T6">cell</text:span><text:span text:style-name="T1">.</text:span><text:span text:style-name="T6">y</text:span><text:span text:style-name="T1">][snake.</text:span><text:span text:style-name="T6">headPart</text:span><text:span text:style-name="T1">.</text:span><text:span text:style-name="T6">cell</text:span><text:span text:style-name="T1">.</text:span><text:span text:style-name="T6">x</text:span><text:span text:style-name="T1">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pan text:style-name="T2"> <text:s text:c="11"/></text:span><text:span text:style-name="T1">snake.</text:span><text:span text:style-name="T6">snakeLength</text:span><text:span text:style-name="T1">++</text:span><text:span text:style-name="T2">;</text:span><text:line-break/><text:line-break/><text:line-break/><text:span text:style-name="T2"> <text:s text:c="11"/></text:span><text:span text:style-name="T8">//relocate apple</text:span><text:line-break/><text:span text:style-name="T8"> <text:s text:c="11"/></text:span><text:span text:style-name="T2">let </text:span><text:span text:style-name="T1">newx = </text:span><text:span text:style-name="T7">Math</text:span><text:span text:style-name="T1">.</text:span><text:span text:style-name="T3">floor</text:span><text:span text:style-name="T1">(</text:span><text:span text:style-name="T7">Math</text:span><text:span text:style-name="T1">.</text:span><text:span text:style-name="T3">random</text:span><text:span text:style-name="T1">() * </text:span><text:span text:style-name="T5">80</text:span><text:span text:style-name="T1">)</text:span><text:span text:style-name="T2">;</text:span><text:line-break/><text:span text:style-name="T2"> <text:s text:c="11"/>let </text:span><text:span text:style-name="T1">newy = </text:span><text:span text:style-name="T7">Math</text:span><text:span text:style-name="T1">.</text:span><text:span text:style-name="T3">floor</text:span><text:span text:style-name="T1">(</text:span><text:span text:style-name="T7">Math</text:span><text:span text:style-name="T1">.</text:span><text:span text:style-name="T3">random</text:span><text:span text:style-name="T1">() * </text:span><text:span text:style-name="T5">80</text:span><text:span text:style-name="T1">)</text:span><text:span text:style-name="T2">;</text:span><text:line-break/><text:span text:style-name="T2"> <text:s text:c="11"/></text:span><text:span text:style-name="T1">gridz.</text:span><text:span text:style-name="T6">matri</text:span><text:span text:style-name="T1">[newy][new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d000f1"</text:span><text:span text:style-name="T2">;</text:span><text:line-break/><text:span text:style-name="T2"> <text:s text:c="11"/></text:span><text:span text:style-name="T1">apple.</text:span><text:span text:style-name="T6">cell </text:span><text:span text:style-name="T1">= gridz.</text:span><text:span text:style-name="T6">matri</text:span><text:span text:style-name="T1">[newy][newx]</text:span><text:span text:style-name="T2">;</text:span><text:line-break/><text:span text:style-name="T2"> <text:s text:c="11"/></text:span><text:span text:style-name="T1">score++</text:span><text:span text:style-name="T2">;</text:span><text:line-break/><text:line-break/><text:span text:style-name="T2"> <text:s text:c="7"/></text:span><text:span text:style-name="T1">}</text:span><text:line-break/><text:span text:style-name="T1"> <text:s text:c="7"/></text:span><text:span text:style-name="T2">else</text:span><text:span text:style-name="T1">{</text:span><text:line-break/><text:line-break/><text:line-break/><text:span text:style-name="T1"> <text:s text:c="7"/></text:span><text:span text:style-name="T2">let </text:span><text:span text:style-name="T1">cx = </text:span><text:span text:style-name="T5">0</text:span><text:span text:style-name="T2">;</text:span><text:line-break/><text:span text:style-name="T2"> <text:s text:c="7"/>let </text:span><text:span text:style-name="T1">cy = </text:span><text:span text:style-name="T5">0</text:span><text:span text:style-name="T2">;</text:span><text:line-break/><text:span text:style-name="T2"> <text:s text:c="11"/>let </text:span><text:span text:style-name="T1">xx = snake.</text:span><text:span text:style-name="T6">headPart</text:span><text:span text:style-name="T1">.</text:span><text:span text:style-name="T6">cell</text:span><text:span text:style-name="T1">.</text:span><text:span text:style-name="T6">x</text:span><text:span text:style-name="T1">-</text:span><text:span text:style-name="T5">1</text:span><text:span text:style-name="T2">;</text:span><text:line-break/><text:span text:style-name="T2"> <text:s text:c="11"/>let </text:span><text:span text:style-name="T1">xy = snake.</text:span><text:span text:style-name="T6">headPart</text:span><text:span text:style-name="T1">.</text:span><text:span text:style-name="T6">cell</text:span><text:span text:style-name="T1">.</text:span><text:span text:style-name="T6">y</text:span><text:span text:style-name="T2">;</text:span><text:line-break/><text:span text:style-name="T2"> <text:s text:c="7"/>let </text:span><text:span text:style-name="T1">endx = <text:s/>ptr.</text:span><text:span text:style-name="T6">cell</text:span><text:span text:style-name="T1">.</text:span><text:span text:style-name="T6">x</text:span><text:span text:style-name="T1">-</text:span><text:span text:style-name="T5">1</text:span><text:span text:style-name="T2">;</text:span><text:line-break/><text:span text:style-name="T2"> <text:s text:c="7"/>let </text:span><text:span text:style-name="T1">endy = ptr.</text:span><text:span text:style-name="T6">cell</text:span><text:span text:style-name="T1">.</text:span><text:span text:style-name="T6">y</text:span><text:span text:style-name="T2">;</text:span><text:line-break/><text:span text:style-name="T2"> <text:s text:c="7"/>for </text:span><text:span text:style-name="T1">(</text:span><text:span text:style-name="T2">let </text:span><text:span text:style-name="T1">k = </text:span><text:span text:style-name="T5">0</text:span><text:span text:style-name="T2">; </text:span><text:span text:style-name="T1">k &lt; (snake.</text:span><text:span text:style-name="T6">snakeLength</text:span><text:span text:style-name="T1">-</text:span><text:span text:style-name="T5">1</text:span><text:span text:style-name="T1">)</text:span><text:span text:style-name="T2">; </text:span><text:span text:style-name="T1">k++) {</text:span><text:line-break/><text:line-break/><text:span text:style-name="T1"> <text:s text:c="11"/></text:span><text:span text:style-name="T8">//ptr.cell.y++;</text:span><text:line-break/><text:span text:style-name="T8"> <text:s text:c="11"/>//ptr.cell.element.style.top = (ptr.cell.element.style.top + 10) + "px";</text:span><text:line-break/><text:span text:style-name="T8"> <text:s text:c="11"/></text:span><text:span text:style-name="T2">if</text:span><text:span text:style-name="T1">(k == </text:span><text:span text:style-name="T5">0</text:span><text:span text:style-name="T1">)</text:span><text:line-break/><text:span text:style-name="T1"> <text:s text:c="11"/>{</text:span><text:line-break/><text:span text:style-name="T1"> <text:s text:c="15"/>cx = ptr.</text:span><text:span text:style-name="T6">cell</text:span><text:span text:style-name="T1">.</text:span><text:span text:style-name="T6">x</text:span><text:line-break/><text:span text:style-name="T6"> <text:s text:c="15"/></text:span><text:span text:style-name="T1">cy = ptr.</text:span><text:span text:style-name="T6">cell</text:span><text:span text:style-name="T1">.</text:span><text:span text:style-name="T6">y</text:span><text:span text:style-name="T2">;</text:span><text:line-break/><text:span text:style-name="T2"> <text:s text:c="15"/></text:span><text:span text:style-name="T1">ptr.</text:span><text:span text:style-name="T6">cell </text:span><text:span text:style-name="T1">= gridz.</text:span><text:span text:style-name="T6">matri</text:span><text:span text:style-name="T1">[endy][endx]</text:span><text:span text:style-name="T2">;</text:span><text:line-break/><text:span text:style-name="T2"> <text:s text:c="15"/></text:span><text:span text:style-name="T1">gridz.</text:span><text:span text:style-name="T6">matri</text:span><text:span text:style-name="T1">[endy][end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pan text:style-name="T2"> <text:s text:c="11"/></text:span><text:span text:style-name="T1">}</text:span><text:line-break/><text:span text:style-name="T1"> <text:s text:c="11"/></text:span><text:span text:style-name="T2">if </text:span><text:span text:style-name="T1">(k%</text:span><text:span text:style-name="T5">2</text:span><text:span text:style-name="T1">==</text:span><text:span text:style-name="T5">0</text:span><text:span text:style-name="T1">) {</text:span><text:line-break/><text:soft-page-break/><text:line-break/><text:span text:style-name="T1"> <text:s text:c="15"/>ptr = ptr.</text:span><text:span text:style-name="T6">next</text:span><text:span text:style-name="T2">;</text:span><text:line-break/><text:span text:style-name="T2"> <text:s text:c="15"/></text:span><text:span text:style-name="T1">endx = ptr.</text:span><text:span text:style-name="T6">cell</text:span><text:span text:style-name="T1">.</text:span><text:span text:style-name="T6">x</text:span><text:span text:style-name="T2">;</text:span><text:line-break/><text:span text:style-name="T2"> <text:s text:c="15"/></text:span><text:span text:style-name="T1">endy = ptr.</text:span><text:span text:style-name="T6">cell</text:span><text:span text:style-name="T1">.</text:span><text:span text:style-name="T6">y</text:span><text:span text:style-name="T2">;</text:span><text:line-break/><text:line-break/><text:span text:style-name="T2"> <text:s text:c="15"/></text:span><text:span text:style-name="T1">ptr.</text:span><text:span text:style-name="T6">cell </text:span><text:span text:style-name="T1">= gridz.</text:span><text:span text:style-name="T6">matri</text:span><text:span text:style-name="T1">[cy][cx]</text:span><text:span text:style-name="T2">;</text:span><text:line-break/><text:span text:style-name="T2"> <text:s text:c="15"/></text:span><text:span text:style-name="T1">gridz.</text:span><text:span text:style-name="T6">matri</text:span><text:span text:style-name="T1">[cy][c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pan text:style-name="T2"> <text:s text:c="15"/>if</text:span><text:span text:style-name="T1">(k==snake.</text:span><text:span text:style-name="T6">snakeLength</text:span><text:span text:style-name="T1">-</text:span><text:span text:style-name="T5">2</text:span><text:span text:style-name="T1">)</text:span><text:line-break/><text:span text:style-name="T1"> <text:s text:c="15"/>{</text:span><text:line-break/><text:span text:style-name="T1"> <text:s text:c="19"/>gridz.</text:span><text:span text:style-name="T6">matri</text:span><text:span text:style-name="T1">[endy][end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3065ec"</text:span><text:span text:style-name="T2">;</text:span><text:line-break/><text:span text:style-name="T2"> <text:s text:c="15"/></text:span><text:span text:style-name="T1">}</text:span><text:line-break/><text:span text:style-name="T1"> <text:s text:c="15"/></text:span><text:span text:style-name="T2">if</text:span><text:span text:style-name="T1">((xx == cx) &amp;&amp; (xy <text:s/>== cy))</text:span><text:line-break/><text:span text:style-name="T1"> <text:s text:c="15"/>{</text:span><text:line-break/><text:span text:style-name="T1"> <text:s text:c="19"/></text:span><text:span text:style-name="T7">console</text:span><text:span text:style-name="T1">.</text:span><text:span text:style-name="T3">log</text:span><text:span text:style-name="T1">(</text:span><text:span text:style-name="T4">'Game Over'</text:span><text:span text:style-name="T1">)</text:span><text:span text:style-name="T2">;</text:span><text:line-break/><text:span text:style-name="T2"> <text:s text:c="19"/></text:span><text:span text:style-name="T1">continu = </text:span><text:span text:style-name="T2">false;</text:span><text:line-break/><text:span text:style-name="T2"> <text:s text:c="15"/></text:span><text:span text:style-name="T1">}</text:span><text:line-break/><text:line-break/><text:line-break/><text:span text:style-name="T1"> <text:s text:c="11"/>}</text:span><text:line-break/><text:span text:style-name="T1"> <text:s text:c="11"/></text:span><text:span text:style-name="T2">else if</text:span><text:span text:style-name="T1">(k%</text:span><text:span text:style-name="T5">2</text:span><text:span text:style-name="T1">==</text:span><text:span text:style-name="T5">1</text:span><text:span text:style-name="T1">)</text:span><text:line-break/><text:span text:style-name="T1"> <text:s text:c="11"/>{</text:span><text:line-break/><text:span text:style-name="T1"> <text:s text:c="15"/>ptr = ptr.</text:span><text:span text:style-name="T6">next</text:span><text:span text:style-name="T2">;</text:span><text:line-break/><text:span text:style-name="T2"> <text:s text:c="15"/></text:span><text:span text:style-name="T1">cx = ptr.</text:span><text:span text:style-name="T6">cell</text:span><text:span text:style-name="T1">.</text:span><text:span text:style-name="T6">x</text:span><text:span text:style-name="T2">;</text:span><text:line-break/><text:span text:style-name="T2"> <text:s text:c="15"/></text:span><text:span text:style-name="T1">cy = ptr.</text:span><text:span text:style-name="T6">cell</text:span><text:span text:style-name="T1">.</text:span><text:span text:style-name="T6">y</text:span><text:span text:style-name="T2">;</text:span><text:line-break/><text:line-break/><text:span text:style-name="T2"> <text:s text:c="15"/></text:span><text:span text:style-name="T1">ptr.</text:span><text:span text:style-name="T6">cell </text:span><text:span text:style-name="T1">= gridz.</text:span><text:span text:style-name="T6">matri</text:span><text:span text:style-name="T1">[endy][endx]</text:span><text:span text:style-name="T2">;</text:span><text:line-break/><text:span text:style-name="T2"> <text:s text:c="15"/></text:span><text:span text:style-name="T1">gridz.</text:span><text:span text:style-name="T6">matri</text:span><text:span text:style-name="T1">[endy][end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eccd30"</text:span><text:span text:style-name="T2">;</text:span><text:line-break/><text:span text:style-name="T2"> <text:s text:c="15"/>if</text:span><text:span text:style-name="T1">(k==snake.</text:span><text:span text:style-name="T6">snakeLength</text:span><text:span text:style-name="T1">-</text:span><text:span text:style-name="T5">2</text:span><text:span text:style-name="T1">)</text:span><text:line-break/><text:span text:style-name="T1"> <text:s text:c="15"/>{</text:span><text:line-break/><text:span text:style-name="T1"> <text:s text:c="19"/>gridz.</text:span><text:span text:style-name="T6">matri</text:span><text:span text:style-name="T1">[cy][cx].</text:span><text:span text:style-name="T6">element</text:span><text:span text:style-name="T1">.</text:span><text:span text:style-name="T6">style</text:span><text:span text:style-name="T1">.</text:span><text:span text:style-name="T6">backgroundColor </text:span><text:span text:style-name="T1">= </text:span><text:span text:style-name="T4">"#3065ec"</text:span><text:span text:style-name="T2">;</text:span><text:line-break/><text:span text:style-name="T2"> <text:s text:c="15"/></text:span><text:span text:style-name="T1">}</text:span><text:line-break/><text:span text:style-name="T1"> <text:s text:c="15"/></text:span><text:span text:style-name="T2">if</text:span><text:span text:style-name="T1">((xx == endx) &amp;&amp; (xy <text:s/>== endy))</text:span><text:line-break/><text:span text:style-name="T1"> <text:s text:c="15"/>{</text:span><text:line-break/><text:span text:style-name="T1"> <text:s text:c="19"/></text:span><text:span text:style-name="T7">console</text:span><text:span text:style-name="T1">.</text:span><text:span text:style-name="T3">log</text:span><text:span text:style-name="T1">(</text:span><text:span text:style-name="T4">'Game Over'</text:span><text:span text:style-name="T1">)</text:span><text:span text:style-name="T2">;</text:span><text:line-break/><text:span text:style-name="T2"> <text:s text:c="19"/></text:span><text:span text:style-name="T1">continu = </text:span><text:span text:style-name="T2">false;</text:span><text:line-break/><text:span text:style-name="T2"> <text:s text:c="15"/></text:span><text:span text:style-name="T1">}</text:span><text:line-break/><text:line-break/><text:span text:style-name="T1"> <text:s text:c="11"/>}</text:span><text:line-break/><text:span text:style-name="T1"> <text:s text:c="7"/>}</text:span><text:line-break/><text:span text:style-name="T1"> <text:s text:c="3"/>}</text:span><text:line-break/><text:span text:style-name="T1"> <text:s text:c="3"/>}</text:span><text:line-break/><text:span text:style-name="T1"> <text:s text:c="2"/></text:span><text:span text:style-name="T2">return </text:span><text:span text:style-name="T1">continu</text:span><text:span text:style-name="T2">;</text:span><text:line-break/><text:line-break/><text:span text:style-name="T1">}</text:span><text:line-break/><text:span text:style-name="T8">/*function moveRight(snake, gridz, amount)</text:span><text:line-break/><text:span text:style-name="T8">{</text:span><text:line-break/><text:span text:style-name="T8"> <text:s text:c="3"/>gridz.matri[snake.headCell.y][snake.headCell.x].element.style.background = "#3065ec";</text:span><text:line-break/><text:span text:style-name="T8"> <text:s text:c="3"/>gridz.matri[snake.headCell.y][snake.headCell.x+1].element.style.background = "#eccd30";</text:span><text:line-break/><text:span text:style-name="T8"> <text:s text:c="3"/>snake.headCell.x+=amount;</text:span><text:line-break/><text:span text:style-name="T8">}*/</text:span><text:line-break/><text:line-break/><text:line-break/><text:span text:style-name="T1">}</text:span><text:span text:style-name="T2">,</text:span><text:span text:style-name="T1">{}]}</text:span><text:span text:style-name="T2">,</text:span><text:span text:style-name="T1">{}</text:span><text:span text:style-name="T2">,</text:span><text:span text:style-name="T1">[</text:span><text:span text:style-name="T5">1</text:span><text:span text:style-name="T1">])</text:span><text:span text:style-name="T2">;</text:span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9T15:06:39.328527185</meta:creation-date>
    <dc:date>2022-07-09T15:07:03.708447658</dc:date>
    <meta:editing-duration>PT25S</meta:editing-duration>
    <meta:editing-cycles>1</meta:editing-cycles>
    <meta:document-statistic meta:table-count="0" meta:image-count="0" meta:object-count="0" meta:page-count="10" meta:paragraph-count="1" meta:word-count="1425" meta:character-count="18033" meta:non-whitespace-character-count="11327"/>
    <meta:generator>LibreOffice/7.2.7.2$Linux_X86_64 LibreOffice_project/20$Build-2</meta:generator>
  </office:meta>
</office:document-meta>
</file>